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4*"/>
    </style:style>
    <style:style style:name="Tableau2.B" style:family="table-column">
      <style:table-column-properties style:column-width="5.667cm" style:rel-column-width="21846*"/>
    </style:style>
    <style:style style:name="Tableau2.C"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0*"/>
    </style:style>
    <style:style style:name="Tableau3.B" style:family="table-column">
      <style:table-column-properties style:column-width="3.755cm" style:rel-column-width="14476*"/>
    </style:style>
    <style:style style:name="Tableau3.D" style:family="table-column">
      <style:table-column-properties style:column-width="4.747cm" style:rel-column-width="18299*"/>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cm" style:rel-column-width="16189*"/>
    </style:style>
    <style:style style:name="Tableau4.B" style:family="table-column">
      <style:table-column-properties style:column-width="8.005cm" style:rel-column-width="30856*"/>
    </style:style>
    <style:style style:name="Tableau4.C" style:family="table-column">
      <style:table-column-properties style:column-width="4.796cm" style:rel-column-width="18490*"/>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5.667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5.667cm" style:rel-column-width="21844*"/>
    </style:style>
    <style:style style:name="Tableau6.B" style:family="table-column">
      <style:table-column-properties style:column-width="5.667cm" style:rel-column-width="21846*"/>
    </style:style>
    <style:style style:name="Tableau6.C" style:family="table-column">
      <style:table-column-properties style:column-width="5.667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5.667cm" style:rel-column-width="21845*"/>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5.667cm" style:rel-column-width="21844*"/>
    </style:style>
    <style:style style:name="Tableau8.B" style:family="table-column">
      <style:table-column-properties style:column-width="5.667cm" style:rel-column-width="21846*"/>
    </style:style>
    <style:style style:name="Tableau8.C" style:family="table-column">
      <style:table-column-properties style:column-width="5.667cm" style:rel-column-width="21845*"/>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5.667cm" style:rel-column-width="21845*"/>
    </style:style>
    <style:style style:name="Tableau9.A1" style:family="table-cell">
      <style:table-cell-properties fo:padding="0.097cm" fo:border-left="0.05pt solid #000000" fo:border-right="none" fo:border-top="0.05pt solid #000000" fo:border-bottom="0.05pt solid #000000"/>
    </style:style>
    <style:style style:name="Tableau9.C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5.667cm" style:rel-column-width="21844*"/>
    </style:style>
    <style:style style:name="Tableau10.B" style:family="table-column">
      <style:table-column-properties style:column-width="5.667cm" style:rel-column-width="21846*"/>
    </style:style>
    <style:style style:name="Tableau10.C" style:family="table-column">
      <style:table-column-properties style:column-width="5.667cm" style:rel-column-width="21845*"/>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B" style:family="table-column">
      <style:table-column-properties style:column-width="5.667cm" style:rel-column-width="21846*"/>
    </style:style>
    <style:style style:name="Tableau12.C" style:family="table-column">
      <style:table-column-properties style:column-width="5.667cm" style:rel-column-width="21845*"/>
    </style:style>
    <style:style style:name="Tableau12.A1" style:family="table-cell">
      <style:table-cell-properties fo:padding="0.097cm" fo:border-left="0.05pt solid #000000" fo:border-right="none" fo:border-top="0.05pt solid #000000" fo:border-bottom="0.05pt solid #000000"/>
    </style:style>
    <style:style style:name="Tableau12.C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C2" style:family="table-cell">
      <style:table-cell-properties fo:padding="0.097cm" fo:border-left="0.05pt solid #000000" fo:border-right="0.05pt solid #000000" fo:border-top="none" fo:border-bottom="0.05pt solid #000000"/>
    </style:style>
    <style:style style:name="Tableau17" style:family="table">
      <style:table-properties style:width="17cm" table:align="margins"/>
    </style:style>
    <style:style style:name="Tableau17.A" style:family="table-column">
      <style:table-column-properties style:column-width="5.667cm" style:rel-column-width="21845*"/>
    </style:style>
    <style:style style:name="Tableau17.A1" style:family="table-cell">
      <style:table-cell-properties fo:padding="0.097cm" fo:border-left="0.05pt solid #000000" fo:border-right="none" fo:border-top="0.05pt solid #000000" fo:border-bottom="0.05pt solid #000000"/>
    </style:style>
    <style:style style:name="Tableau17.C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C2" style:family="table-cell">
      <style:table-cell-properties fo:padding="0.097cm" fo:border-left="0.05pt solid #000000" fo:border-right="0.05pt solid #000000" fo:border-top="none" fo:border-bottom="0.05pt solid #000000"/>
    </style:style>
    <style:style style:name="Tableau18" style:family="table">
      <style:table-properties style:width="17cm" table:align="margins"/>
    </style:style>
    <style:style style:name="Tableau18.A" style:family="table-column">
      <style:table-column-properties style:column-width="5.667cm" style:rel-column-width="21844*"/>
    </style:style>
    <style:style style:name="Tableau18.B" style:family="table-column">
      <style:table-column-properties style:column-width="5.667cm" style:rel-column-width="21846*"/>
    </style:style>
    <style:style style:name="Tableau18.C" style:family="table-column">
      <style:table-column-properties style:column-width="5.667cm" style:rel-column-width="21845*"/>
    </style:style>
    <style:style style:name="Tableau18.A1" style:family="table-cell">
      <style:table-cell-properties fo:padding="0.097cm" fo:border-left="0.05pt solid #000000" fo:border-right="none" fo:border-top="0.05pt solid #000000" fo:border-bottom="0.05pt solid #000000"/>
    </style:style>
    <style:style style:name="Tableau18.C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C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4.399cm" style:rel-column-width="16958*"/>
    </style:style>
    <style:style style:name="Tableau15.B" style:family="table-column">
      <style:table-column-properties style:column-width="6.895cm" style:rel-column-width="26579*"/>
    </style:style>
    <style:style style:name="Tableau15.C" style:family="table-column">
      <style:table-column-properties style:column-width="5.706cm" style:rel-column-width="21998*"/>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399cm" style:rel-column-width="16958*"/>
    </style:style>
    <style:style style:name="Tableau16.B" style:family="table-column">
      <style:table-column-properties style:column-width="6.934cm" style:rel-column-width="26729*"/>
    </style:style>
    <style:style style:name="Tableau16.C" style:family="table-column">
      <style:table-column-properties style:column-width="5.667cm" style:rel-column-width="21848*"/>
    </style:style>
    <style:style style:name="Tableau16.A1" style:family="table-cell">
      <style:table-cell-properties fo:padding="0.097cm" fo:border-left="0.05pt solid #000000" fo:border-right="none" fo:border-top="0.05pt solid #000000" fo:border-bottom="0.05pt solid #000000"/>
    </style:style>
    <style:style style:name="Tableau16.C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C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5.667cm" style:rel-column-width="21845*"/>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5.667cm" style:rel-column-width="21844*"/>
    </style:style>
    <style:style style:name="Tableau14.B" style:family="table-column">
      <style:table-column-properties style:column-width="5.667cm" style:rel-column-width="21846*"/>
    </style:style>
    <style:style style:name="Tableau14.C" style:family="table-column">
      <style:table-column-properties style:column-width="5.667cm" style:rel-column-width="21845*"/>
    </style:style>
    <style:style style:name="Tableau14.A1" style:family="table-cell">
      <style:table-cell-properties fo:padding="0.097cm" fo:border-left="0.05pt solid #000000" fo:border-right="none" fo:border-top="0.05pt solid #000000" fo:border-bottom="0.05pt solid #000000"/>
    </style:style>
    <style:style style:name="Tableau14.C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9" style:family="table">
      <style:table-properties style:width="17cm" table:align="margins"/>
    </style:style>
    <style:style style:name="Tableau19.A" style:family="table-column">
      <style:table-column-properties style:column-width="2.498cm" style:rel-column-width="9628*"/>
    </style:style>
    <style:style style:name="Tableau19.B" style:family="table-column">
      <style:table-column-properties style:column-width="1.457cm" style:rel-column-width="5616*"/>
    </style:style>
    <style:style style:name="Tableau19.C" style:family="table-column">
      <style:table-column-properties style:column-width="3.261cm" style:rel-column-width="12572*"/>
    </style:style>
    <style:style style:name="Tableau19.F" style:family="table-column">
      <style:table-column-properties style:column-width="3.261cm" style:rel-column-width="12575*"/>
    </style:style>
    <style:style style:name="Tableau19.1" style:family="table-row">
      <style:table-row-properties style:min-row-height="2.2cm"/>
    </style:style>
    <style:style style:name="Tableau19.A1" style:family="table-cell">
      <style:table-cell-properties fo:padding="0.097cm" fo:border-left="0.05pt solid #000000" fo:border-right="none" fo:border-top="0.05pt solid #000000" fo:border-bottom="0.05pt solid #000000"/>
    </style:style>
    <style:style style:name="Tableau19.F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F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5.666cm" style:rel-column-width="21840*"/>
    </style:style>
    <style:style style:name="Tableau20.B" style:family="table-column">
      <style:table-column-properties style:column-width="6.539cm" style:rel-column-width="25206*"/>
    </style:style>
    <style:style style:name="Tableau20.C" style:family="table-column">
      <style:table-column-properties style:column-width="4.796cm" style:rel-column-width="18489*"/>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3.209cm" style:rel-column-width="12368*"/>
    </style:style>
    <style:style style:name="Tableau21.B" style:family="table-column">
      <style:table-column-properties style:column-width="13.792cm" style:rel-column-width="53167*"/>
    </style:style>
    <style:style style:name="Tableau21.1" style:family="table-row">
      <style:table-row-properties style:min-row-height="2.2cm"/>
    </style:style>
    <style:style style:name="Tableau21.A1" style:family="table-cell">
      <style:table-cell-properties fo:padding="0.097cm" fo:border-left="0.05pt solid #000000" fo:border-right="none" fo:border-top="0.05pt solid #000000" fo:border-bottom="0.05pt solid #000000"/>
    </style:style>
    <style:style style:name="Tableau21.B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3.209cm" style:rel-column-width="12368*"/>
    </style:style>
    <style:style style:name="Tableau22.B" style:family="table-column">
      <style:table-column-properties style:column-width="6.796cm" style:rel-column-width="26199*"/>
    </style:style>
    <style:style style:name="Tableau22.C" style:family="table-column">
      <style:table-column-properties style:column-width="6.996cm" style:rel-column-width="26968*"/>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4aff7" officeooo:paragraph-rsid="00403dbb"/>
    </style:style>
    <style:style style:name="P2" style:family="paragraph" style:parent-style-name="Standard">
      <style:text-properties officeooo:rsid="0004aff7" officeooo:paragraph-rsid="004edf20"/>
    </style:style>
    <style:style style:name="P3" style:family="paragraph" style:parent-style-name="Standard">
      <style:text-properties officeooo:rsid="001118aa" officeooo:paragraph-rsid="001118aa"/>
    </style:style>
    <style:style style:name="P4" style:family="paragraph" style:parent-style-name="Standard">
      <style:text-properties officeooo:rsid="001118aa" officeooo:paragraph-rsid="001304b0"/>
    </style:style>
    <style:style style:name="P5" style:family="paragraph" style:parent-style-name="Standard">
      <style:text-properties officeooo:rsid="001118aa" officeooo:paragraph-rsid="0021ac68"/>
    </style:style>
    <style:style style:name="P6" style:family="paragraph" style:parent-style-name="Standard">
      <style:text-properties officeooo:rsid="001118aa" officeooo:paragraph-rsid="003aaa7a"/>
    </style:style>
    <style:style style:name="P7" style:family="paragraph" style:parent-style-name="Standard">
      <style:text-properties officeooo:rsid="001118aa" officeooo:paragraph-rsid="007229c7"/>
    </style:style>
    <style:style style:name="P8" style:family="paragraph" style:parent-style-name="Standard">
      <style:text-properties officeooo:rsid="001118aa" officeooo:paragraph-rsid="007e727b"/>
    </style:style>
    <style:style style:name="P9" style:family="paragraph" style:parent-style-name="Standard">
      <style:text-properties officeooo:rsid="001118aa" officeooo:paragraph-rsid="0081e4b6"/>
    </style:style>
    <style:style style:name="P10" style:family="paragraph" style:parent-style-name="Standard">
      <style:text-properties officeooo:rsid="001304b0" officeooo:paragraph-rsid="001304b0"/>
    </style:style>
    <style:style style:name="P11" style:family="paragraph" style:parent-style-name="Standard">
      <style:text-properties style:text-underline-style="solid" style:text-underline-width="auto" style:text-underline-color="font-color" officeooo:rsid="001118aa" officeooo:paragraph-rsid="0081e4b6"/>
    </style:style>
    <style:style style:name="P12" style:family="paragraph" style:parent-style-name="Standard">
      <style:text-properties style:text-underline-style="solid" style:text-underline-width="auto" style:text-underline-color="font-color" fo:font-weight="bold" officeooo:rsid="001118aa" officeooo:paragraph-rsid="001118aa"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118aa" officeooo:paragraph-rsid="0045ed1c"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24919f" officeooo:paragraph-rsid="0024919f" style:font-weight-asian="bold" style:font-weight-complex="bold"/>
    </style:style>
    <style:style style:name="P15" style:family="paragraph" style:parent-style-name="Standard">
      <style:text-properties style:text-underline-style="solid" style:text-underline-width="auto" style:text-underline-color="font-color" fo:font-weight="bold" officeooo:rsid="0024919f" officeooo:paragraph-rsid="0045ed1c" style:font-weight-asian="bold" style:font-weight-complex="bold"/>
    </style:style>
    <style:style style:name="P16" style:family="paragraph" style:parent-style-name="Standard">
      <style:text-properties style:text-underline-style="solid" style:text-underline-width="auto" style:text-underline-color="font-color" fo:font-weight="bold" officeooo:rsid="0024919f" officeooo:paragraph-rsid="00716f91" style:font-weight-asian="bold" style:font-weight-complex="bold"/>
    </style:style>
    <style:style style:name="P17" style:family="paragraph" style:parent-style-name="Standard">
      <style:text-properties style:text-underline-style="solid" style:text-underline-width="auto" style:text-underline-color="font-color" fo:font-weight="bold" officeooo:rsid="0002bcb8" officeooo:paragraph-rsid="0002bcb8" style:font-weight-asian="bold" style:font-weight-complex="bold"/>
    </style:style>
    <style:style style:name="P18" style:family="paragraph" style:parent-style-name="Standard">
      <style:text-properties style:text-underline-style="solid" style:text-underline-width="auto" style:text-underline-color="font-color" fo:font-weight="bold" officeooo:rsid="0002bcb8" officeooo:paragraph-rsid="003d04c6"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bed2e" officeooo:paragraph-rsid="003bed2e" style:font-weight-asian="bold" style:font-weight-complex="bold"/>
    </style:style>
    <style:style style:name="P20" style:family="paragraph" style:parent-style-name="Standard">
      <style:text-properties style:text-underline-style="solid" style:text-underline-width="auto" style:text-underline-color="font-color" fo:font-weight="bold" officeooo:rsid="00a465ab" officeooo:paragraph-rsid="00a465ab"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a465ab" officeooo:paragraph-rsid="00a50eae"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a465ab" officeooo:paragraph-rsid="00a7df5d"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a465ab" officeooo:paragraph-rsid="00a9d47a" style:font-weight-asian="bold" style:font-weight-complex="bold"/>
    </style:style>
    <style:style style:name="P24" style:family="paragraph" style:parent-style-name="Standard">
      <style:text-properties style:text-underline-style="solid" style:text-underline-width="auto" style:text-underline-color="font-color" fo:font-weight="bold" officeooo:rsid="00a465ab" officeooo:paragraph-rsid="00ae4013"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a465ab" officeooo:paragraph-rsid="00ae5122"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a465ab" officeooo:paragraph-rsid="00b01ce0"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a465ab" officeooo:paragraph-rsid="00b38d1c" style:font-weight-asian="bold" style:font-weight-complex="bold"/>
    </style:style>
    <style:style style:name="P28" style:family="paragraph" style:parent-style-name="Standard">
      <style:text-properties style:text-underline-style="solid" style:text-underline-width="auto" style:text-underline-color="font-color" fo:font-weight="bold" officeooo:rsid="00a465ab" officeooo:paragraph-rsid="00b8df22" style:font-weight-asian="bold" style:font-weight-complex="bold"/>
    </style:style>
    <style:style style:name="P29" style:family="paragraph" style:parent-style-name="Standard">
      <style:text-properties style:text-underline-style="solid" style:text-underline-width="auto" style:text-underline-color="font-color" fo:font-weight="bold" officeooo:rsid="00a465ab" officeooo:paragraph-rsid="00bf27b3" style:font-weight-asian="bold" style:font-weight-complex="bold"/>
    </style:style>
    <style:style style:name="P30" style:family="paragraph" style:parent-style-name="Standard">
      <style:text-properties style:text-underline-style="solid" style:text-underline-width="auto" style:text-underline-color="font-color" fo:font-weight="normal" officeooo:rsid="001304b0" officeooo:paragraph-rsid="00474f4e"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09ce93d" officeooo:paragraph-rsid="00a465a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0a465ab" officeooo:paragraph-rsid="00a6b4e0"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0a465ab" officeooo:paragraph-rsid="00a7df5d"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0a465ab" officeooo:paragraph-rsid="00a9d47a"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0a465ab" officeooo:paragraph-rsid="00ae4013"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0a465ab" officeooo:paragraph-rsid="00ae5122"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0a465ab" officeooo:paragraph-rsid="00b01ce0"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0a465ab" officeooo:paragraph-rsid="00b38d1c"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0a465ab" officeooo:paragraph-rsid="00b8df22"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0a465ab" officeooo:paragraph-rsid="00bf27b3" style:font-weight-asian="normal" style:font-weight-complex="normal"/>
    </style:style>
    <style:style style:name="P41" style:family="paragraph" style:parent-style-name="Standard">
      <style:text-properties style:text-underline-style="none" fo:font-weight="normal" officeooo:rsid="0024919f" officeooo:paragraph-rsid="0024919f" style:font-weight-asian="normal" style:font-weight-complex="normal"/>
    </style:style>
    <style:style style:name="P42" style:family="paragraph" style:parent-style-name="Standard">
      <style:text-properties style:text-underline-style="none" fo:font-weight="normal" officeooo:rsid="0024919f" officeooo:paragraph-rsid="007229c7" style:font-weight-asian="normal" style:font-weight-complex="normal"/>
    </style:style>
    <style:style style:name="P43" style:family="paragraph" style:parent-style-name="Standard">
      <style:text-properties style:text-underline-style="none" fo:font-weight="normal" officeooo:rsid="004927fc" officeooo:paragraph-rsid="004927fc" style:font-weight-asian="normal" style:font-weight-complex="normal"/>
    </style:style>
    <style:style style:name="P44" style:family="paragraph" style:parent-style-name="Standard">
      <style:text-properties style:text-underline-style="none" fo:font-weight="normal" officeooo:rsid="004927fc" officeooo:paragraph-rsid="004d94bd" style:font-weight-asian="normal" style:font-weight-complex="normal"/>
    </style:style>
    <style:style style:name="P45" style:family="paragraph" style:parent-style-name="Standard">
      <style:text-properties style:text-underline-style="none" fo:font-weight="normal" officeooo:rsid="0054431a" officeooo:paragraph-rsid="0054431a" style:font-weight-asian="normal" style:font-weight-complex="normal"/>
    </style:style>
    <style:style style:name="P46" style:family="paragraph" style:parent-style-name="Standard">
      <style:text-properties style:text-underline-style="none" fo:font-weight="normal" officeooo:rsid="001118aa" officeooo:paragraph-rsid="0081e4b6" style:font-weight-asian="normal" style:font-weight-complex="normal"/>
    </style:style>
    <style:style style:name="P47" style:family="paragraph" style:parent-style-name="Standard">
      <style:text-properties style:text-underline-style="none" fo:font-weight="normal" officeooo:rsid="008b4a75" officeooo:paragraph-rsid="0081e4b6" style:font-weight-asian="normal" style:font-weight-complex="normal"/>
    </style:style>
    <style:style style:name="P48" style:family="paragraph" style:parent-style-name="Standard">
      <style:text-properties style:text-underline-style="none" fo:font-weight="normal" officeooo:rsid="009ce93d" officeooo:paragraph-rsid="00a465ab" style:font-weight-asian="normal" style:font-weight-complex="normal"/>
    </style:style>
    <style:style style:name="P49" style:family="paragraph" style:parent-style-name="Standard">
      <style:text-properties style:text-underline-style="none" fo:font-weight="normal" officeooo:rsid="00a465ab" officeooo:paragraph-rsid="00a6b4e0" style:font-weight-asian="normal" style:font-weight-complex="normal"/>
    </style:style>
    <style:style style:name="P50" style:family="paragraph" style:parent-style-name="Standard">
      <style:text-properties style:text-underline-style="none" fo:font-weight="normal" officeooo:rsid="00a465ab" officeooo:paragraph-rsid="00a465ab" style:font-weight-asian="normal" style:font-weight-complex="normal"/>
    </style:style>
    <style:style style:name="P51" style:family="paragraph" style:parent-style-name="Standard">
      <style:text-properties style:text-underline-style="none" fo:font-weight="normal" officeooo:rsid="00a465ab" officeooo:paragraph-rsid="00a7df5d" style:font-weight-asian="normal" style:font-weight-complex="normal"/>
    </style:style>
    <style:style style:name="P52" style:family="paragraph" style:parent-style-name="Standard">
      <style:text-properties style:text-underline-style="none" fo:font-weight="normal" officeooo:rsid="00a465ab" officeooo:paragraph-rsid="00a9d47a" style:font-weight-asian="normal" style:font-weight-complex="normal"/>
    </style:style>
    <style:style style:name="P53" style:family="paragraph" style:parent-style-name="Standard">
      <style:text-properties style:text-underline-style="none" fo:font-weight="normal" officeooo:rsid="00a465ab" officeooo:paragraph-rsid="00ae4013" style:font-weight-asian="normal" style:font-weight-complex="normal"/>
    </style:style>
    <style:style style:name="P54" style:family="paragraph" style:parent-style-name="Standard">
      <style:text-properties style:text-underline-style="none" fo:font-weight="normal" officeooo:rsid="00a465ab" officeooo:paragraph-rsid="00ae5122" style:font-weight-asian="normal" style:font-weight-complex="normal"/>
    </style:style>
    <style:style style:name="P55" style:family="paragraph" style:parent-style-name="Standard">
      <style:text-properties style:text-underline-style="none" fo:font-weight="normal" officeooo:rsid="00a465ab" officeooo:paragraph-rsid="00b01ce0" style:font-weight-asian="normal" style:font-weight-complex="normal"/>
    </style:style>
    <style:style style:name="P56" style:family="paragraph" style:parent-style-name="Standard">
      <style:text-properties style:text-underline-style="none" fo:font-weight="normal" officeooo:rsid="00a465ab" officeooo:paragraph-rsid="00b38d1c" style:font-weight-asian="normal" style:font-weight-complex="normal"/>
    </style:style>
    <style:style style:name="P57" style:family="paragraph" style:parent-style-name="Standard">
      <style:text-properties style:text-underline-style="none" fo:font-weight="normal" officeooo:rsid="00a465ab" officeooo:paragraph-rsid="00b8df22" style:font-weight-asian="normal" style:font-weight-complex="normal"/>
    </style:style>
    <style:style style:name="P58" style:family="paragraph" style:parent-style-name="Standard">
      <style:text-properties style:text-underline-style="none" fo:font-weight="normal" officeooo:rsid="00a465ab" officeooo:paragraph-rsid="00bf27b3" style:font-weight-asian="normal" style:font-weight-complex="normal"/>
    </style:style>
    <style:style style:name="P59" style:family="paragraph" style:parent-style-name="Standard">
      <style:text-properties style:text-underline-style="none" officeooo:rsid="0055cf28" officeooo:paragraph-rsid="0055cf28"/>
    </style:style>
    <style:style style:name="P60" style:family="paragraph" style:parent-style-name="Standard">
      <style:text-properties style:text-underline-style="none" officeooo:rsid="0055cf28" officeooo:paragraph-rsid="00681e46"/>
    </style:style>
    <style:style style:name="P61" style:family="paragraph" style:parent-style-name="Standard">
      <style:text-properties style:text-underline-style="none" officeooo:rsid="005ecdf4" officeooo:paragraph-rsid="005ecdf4"/>
    </style:style>
    <style:style style:name="P62" style:family="paragraph" style:parent-style-name="Standard">
      <style:text-properties style:text-underline-style="none" officeooo:rsid="0063f4bd" officeooo:paragraph-rsid="0063f4bd"/>
    </style:style>
    <style:style style:name="P63" style:family="paragraph" style:parent-style-name="Standard">
      <style:text-properties style:text-underline-style="none" officeooo:rsid="006b7b81" officeooo:paragraph-rsid="006b7b81"/>
    </style:style>
    <style:style style:name="P64" style:family="paragraph" style:parent-style-name="Standard">
      <style:text-properties style:text-underline-style="none" officeooo:rsid="001118aa" officeooo:paragraph-rsid="0081e4b6"/>
    </style:style>
    <style:style style:name="P65" style:family="paragraph" style:parent-style-name="Standard">
      <style:text-properties style:text-underline-style="none" officeooo:rsid="003a3c62" officeooo:paragraph-rsid="003aaa7a"/>
    </style:style>
    <style:style style:name="P66" style:family="paragraph" style:parent-style-name="Standard">
      <style:text-properties style:text-underline-style="none" officeooo:rsid="003ba9a2" officeooo:paragraph-rsid="003aaa7a"/>
    </style:style>
    <style:style style:name="P67" style:family="paragraph" style:parent-style-name="Standard">
      <style:text-properties officeooo:rsid="0055cf28" officeooo:paragraph-rsid="0055cf28"/>
    </style:style>
    <style:style style:name="P68" style:family="paragraph" style:parent-style-name="Standard">
      <style:text-properties officeooo:rsid="001c3ef0" officeooo:paragraph-rsid="001304b0"/>
    </style:style>
    <style:style style:name="P69" style:family="paragraph" style:parent-style-name="Standard">
      <style:text-properties officeooo:rsid="0021ac68" officeooo:paragraph-rsid="0021ac68"/>
    </style:style>
    <style:style style:name="P70" style:family="paragraph" style:parent-style-name="Standard">
      <style:text-properties officeooo:rsid="004133b1" officeooo:paragraph-rsid="004edf20"/>
    </style:style>
    <style:style style:name="P71" style:family="paragraph" style:parent-style-name="Standard">
      <style:text-properties officeooo:rsid="008ecb2c" officeooo:paragraph-rsid="008ecb2c"/>
    </style:style>
    <style:style style:name="P72" style:family="paragraph" style:parent-style-name="Standard">
      <style:text-properties officeooo:rsid="0002bd1f" officeooo:paragraph-rsid="0002bcb8"/>
    </style:style>
    <style:style style:name="P73" style:family="paragraph" style:parent-style-name="Standard">
      <style:text-properties officeooo:rsid="00b1ec3d" officeooo:paragraph-rsid="00b1ec3d"/>
    </style:style>
    <style:style style:name="P74" style:family="paragraph" style:parent-style-name="Table_20_Contents">
      <style:text-properties officeooo:rsid="00a465ab" officeooo:paragraph-rsid="00a50eae"/>
    </style:style>
    <style:style style:name="P75" style:family="paragraph" style:parent-style-name="Table_20_Contents">
      <style:text-properties officeooo:rsid="00a465ab" officeooo:paragraph-rsid="00a6b4e0"/>
    </style:style>
    <style:style style:name="P76" style:family="paragraph" style:parent-style-name="Table_20_Contents">
      <style:text-properties officeooo:rsid="00a465ab" officeooo:paragraph-rsid="00a7df5d"/>
    </style:style>
    <style:style style:name="P77" style:family="paragraph" style:parent-style-name="Table_20_Contents">
      <style:text-properties officeooo:rsid="00a465ab" officeooo:paragraph-rsid="00a9d47a"/>
    </style:style>
    <style:style style:name="P78" style:family="paragraph" style:parent-style-name="Table_20_Contents">
      <style:text-properties officeooo:rsid="00a465ab" officeooo:paragraph-rsid="00ae4013"/>
    </style:style>
    <style:style style:name="P79" style:family="paragraph" style:parent-style-name="Table_20_Contents">
      <style:text-properties officeooo:rsid="00a465ab" officeooo:paragraph-rsid="00ae5122"/>
    </style:style>
    <style:style style:name="P80" style:family="paragraph" style:parent-style-name="Table_20_Contents">
      <style:text-properties officeooo:rsid="00a465ab" officeooo:paragraph-rsid="00b01ce0"/>
    </style:style>
    <style:style style:name="P81" style:family="paragraph" style:parent-style-name="Table_20_Contents">
      <style:text-properties officeooo:rsid="00a465ab" officeooo:paragraph-rsid="00b38d1c"/>
    </style:style>
    <style:style style:name="P82" style:family="paragraph" style:parent-style-name="Table_20_Contents">
      <style:text-properties officeooo:rsid="00a465ab" officeooo:paragraph-rsid="00b8df22"/>
    </style:style>
    <style:style style:name="P83" style:family="paragraph" style:parent-style-name="Table_20_Contents">
      <style:text-properties officeooo:rsid="00a465ab" officeooo:paragraph-rsid="00bf27b3"/>
    </style:style>
    <style:style style:name="P84" style:family="paragraph" style:parent-style-name="Table_20_Contents">
      <style:text-properties officeooo:paragraph-rsid="00a50eae"/>
    </style:style>
    <style:style style:name="P85" style:family="paragraph" style:parent-style-name="Table_20_Contents">
      <style:text-properties officeooo:rsid="00a4feb0" officeooo:paragraph-rsid="00a50eae"/>
    </style:style>
    <style:style style:name="P86" style:family="paragraph" style:parent-style-name="Table_20_Contents">
      <style:text-properties officeooo:rsid="00a4feb0" officeooo:paragraph-rsid="00a6b4e0"/>
    </style:style>
    <style:style style:name="P87" style:family="paragraph" style:parent-style-name="Table_20_Contents">
      <style:text-properties officeooo:rsid="00a4feb0" officeooo:paragraph-rsid="00a7df5d"/>
    </style:style>
    <style:style style:name="P88" style:family="paragraph" style:parent-style-name="Table_20_Contents">
      <style:text-properties officeooo:rsid="00a4feb0" officeooo:paragraph-rsid="00a9d47a"/>
    </style:style>
    <style:style style:name="P89" style:family="paragraph" style:parent-style-name="Table_20_Contents">
      <style:text-properties officeooo:rsid="00a4feb0" officeooo:paragraph-rsid="00ae4013"/>
    </style:style>
    <style:style style:name="P90" style:family="paragraph" style:parent-style-name="Table_20_Contents">
      <style:text-properties officeooo:rsid="00a4feb0" officeooo:paragraph-rsid="00ae5122"/>
    </style:style>
    <style:style style:name="P91" style:family="paragraph" style:parent-style-name="Table_20_Contents">
      <style:text-properties officeooo:rsid="00a4feb0" officeooo:paragraph-rsid="00b01ce0"/>
    </style:style>
    <style:style style:name="P92" style:family="paragraph" style:parent-style-name="Table_20_Contents">
      <style:text-properties officeooo:rsid="00a4feb0" officeooo:paragraph-rsid="00b38d1c"/>
    </style:style>
    <style:style style:name="P93" style:family="paragraph" style:parent-style-name="Table_20_Contents">
      <style:text-properties officeooo:rsid="00a4feb0" officeooo:paragraph-rsid="00b8df22"/>
    </style:style>
    <style:style style:name="P94" style:family="paragraph" style:parent-style-name="Table_20_Contents">
      <style:text-properties officeooo:rsid="00a4feb0" officeooo:paragraph-rsid="00bf27b3"/>
    </style:style>
    <style:style style:name="P95" style:family="paragraph" style:parent-style-name="Table_20_Contents">
      <style:text-properties officeooo:rsid="00a50eae" officeooo:paragraph-rsid="00a50eae"/>
    </style:style>
    <style:style style:name="P96" style:family="paragraph" style:parent-style-name="Table_20_Contents">
      <style:text-properties officeooo:rsid="00a50eae" officeooo:paragraph-rsid="00a6b4e0"/>
    </style:style>
    <style:style style:name="P97" style:family="paragraph" style:parent-style-name="Table_20_Contents">
      <style:text-properties officeooo:rsid="00a5fcfe" officeooo:paragraph-rsid="00a5fcfe"/>
    </style:style>
    <style:style style:name="P98" style:family="paragraph" style:parent-style-name="Table_20_Contents">
      <style:text-properties officeooo:rsid="00a5fcfe" officeooo:paragraph-rsid="00a6b4e0"/>
    </style:style>
    <style:style style:name="P99" style:family="paragraph" style:parent-style-name="Table_20_Contents">
      <style:text-properties officeooo:rsid="00a5fcfe" officeooo:paragraph-rsid="00a7df5d"/>
    </style:style>
    <style:style style:name="P100" style:family="paragraph" style:parent-style-name="Table_20_Contents">
      <style:text-properties officeooo:rsid="00a5fcfe" officeooo:paragraph-rsid="00a9d47a"/>
    </style:style>
    <style:style style:name="P101" style:family="paragraph" style:parent-style-name="Table_20_Contents">
      <style:text-properties officeooo:rsid="00a5fcfe" officeooo:paragraph-rsid="00ae4013"/>
    </style:style>
    <style:style style:name="P102" style:family="paragraph" style:parent-style-name="Table_20_Contents">
      <style:text-properties officeooo:rsid="00a5fcfe" officeooo:paragraph-rsid="00ae5122"/>
    </style:style>
    <style:style style:name="P103" style:family="paragraph" style:parent-style-name="Table_20_Contents">
      <style:text-properties officeooo:rsid="00a5fcfe" officeooo:paragraph-rsid="00b01ce0"/>
    </style:style>
    <style:style style:name="P104" style:family="paragraph" style:parent-style-name="Table_20_Contents">
      <style:text-properties officeooo:rsid="00a5fcfe" officeooo:paragraph-rsid="00b38d1c"/>
    </style:style>
    <style:style style:name="P105" style:family="paragraph" style:parent-style-name="Table_20_Contents">
      <style:text-properties officeooo:rsid="00a5fcfe" officeooo:paragraph-rsid="00b8df22"/>
    </style:style>
    <style:style style:name="P106" style:family="paragraph" style:parent-style-name="Table_20_Contents">
      <style:text-properties officeooo:rsid="00a5fcfe" officeooo:paragraph-rsid="00bf27b3"/>
    </style:style>
    <style:style style:name="P107" style:family="paragraph" style:parent-style-name="Table_20_Contents">
      <style:text-properties officeooo:paragraph-rsid="00a6b4e0"/>
    </style:style>
    <style:style style:name="P108" style:family="paragraph" style:parent-style-name="Table_20_Contents">
      <style:text-properties officeooo:rsid="00a7df5d" officeooo:paragraph-rsid="00a7df5d"/>
    </style:style>
    <style:style style:name="P109" style:family="paragraph" style:parent-style-name="Table_20_Contents">
      <style:text-properties officeooo:paragraph-rsid="00a7df5d"/>
    </style:style>
    <style:style style:name="P110" style:family="paragraph" style:parent-style-name="Table_20_Contents">
      <style:text-properties officeooo:rsid="00a9d47a" officeooo:paragraph-rsid="00a9d47a"/>
    </style:style>
    <style:style style:name="P111" style:family="paragraph" style:parent-style-name="Table_20_Contents">
      <style:text-properties officeooo:paragraph-rsid="00a9d47a"/>
    </style:style>
    <style:style style:name="P112" style:family="paragraph" style:parent-style-name="Table_20_Contents">
      <style:text-properties officeooo:paragraph-rsid="00ae4013"/>
    </style:style>
    <style:style style:name="P113" style:family="paragraph" style:parent-style-name="Table_20_Contents">
      <style:text-properties officeooo:paragraph-rsid="00ae5122"/>
    </style:style>
    <style:style style:name="P114" style:family="paragraph" style:parent-style-name="Table_20_Contents">
      <style:text-properties officeooo:paragraph-rsid="00b01ce0"/>
    </style:style>
    <style:style style:name="P115" style:family="paragraph" style:parent-style-name="Table_20_Contents">
      <style:text-properties officeooo:paragraph-rsid="00b38d1c"/>
    </style:style>
    <style:style style:name="P116" style:family="paragraph" style:parent-style-name="Table_20_Contents">
      <style:text-properties officeooo:paragraph-rsid="00b8df22"/>
    </style:style>
    <style:style style:name="P117" style:family="paragraph" style:parent-style-name="Table_20_Contents">
      <style:text-properties officeooo:rsid="00b8df22" officeooo:paragraph-rsid="00b8df22"/>
    </style:style>
    <style:style style:name="P118" style:family="paragraph" style:parent-style-name="Table_20_Contents">
      <style:text-properties officeooo:rsid="00b8df22" officeooo:paragraph-rsid="00b8df22" style:font-size-asian="10.5pt" style:text-rotation-angle="0" style:text-rotation-scale="fixed" loext:shadow="none"/>
    </style:style>
    <style:style style:name="P119" style:family="paragraph" style:parent-style-name="Table_20_Contents">
      <style:text-properties officeooo:paragraph-rsid="00bf27b3"/>
    </style:style>
    <style:style style:name="P120" style:family="paragraph" style:parent-style-name="Standard">
      <style:paragraph-properties fo:break-before="page"/>
      <style:text-properties style:text-underline-style="solid" style:text-underline-width="auto" style:text-underline-color="font-color" fo:font-weight="bold" officeooo:rsid="00a465ab" officeooo:paragraph-rsid="00a465ab" style:font-weight-asian="bold" style:font-weight-complex="bold"/>
    </style:style>
    <style:style style:name="P121" style:family="paragraph" style:parent-style-name="Standard">
      <style:paragraph-properties fo:break-before="page"/>
      <style:text-properties style:text-underline-style="solid" style:text-underline-width="auto" style:text-underline-color="font-color" fo:font-weight="bold" officeooo:rsid="00a465ab" officeooo:paragraph-rsid="00a50eae" style:font-weight-asian="bold" style:font-weight-complex="bold"/>
    </style:style>
    <style:style style:name="P122" style:family="paragraph" style:parent-style-name="Standard">
      <style:paragraph-properties fo:break-before="page"/>
      <style:text-properties style:text-underline-style="solid" style:text-underline-width="auto" style:text-underline-color="font-color" fo:font-weight="bold" officeooo:rsid="00a6b4e0" officeooo:paragraph-rsid="00a6b4e0" style:font-weight-asian="bold" style:font-weight-complex="bold"/>
    </style:style>
    <style:style style:name="P123" style:family="paragraph" style:parent-style-name="Standard">
      <style:paragraph-properties fo:break-before="page"/>
      <style:text-properties style:text-underline-style="solid" style:text-underline-width="auto" style:text-underline-color="font-color" fo:font-weight="normal" officeooo:rsid="00a465ab" officeooo:paragraph-rsid="00a9d47a" style:font-weight-asian="normal" style:font-weight-complex="normal"/>
    </style:style>
    <style:style style:name="P124" style:family="paragraph" style:parent-style-name="Standard">
      <style:paragraph-properties fo:break-before="page"/>
      <style:text-properties style:text-underline-style="solid" style:text-underline-width="auto" style:text-underline-color="font-color" fo:font-weight="normal" officeooo:rsid="00a465ab" officeooo:paragraph-rsid="00b01ce0" style:font-weight-asian="normal" style:font-weight-complex="normal"/>
    </style:style>
    <style:style style:name="P125" style:family="paragraph" style:parent-style-name="Standard">
      <style:paragraph-properties fo:break-before="page"/>
      <style:text-properties style:text-underline-style="solid" style:text-underline-width="auto" style:text-underline-color="font-color" fo:font-weight="normal" officeooo:rsid="00a465ab" officeooo:paragraph-rsid="00b38d1c" style:font-weight-asian="normal" style:font-weight-complex="normal"/>
    </style:style>
    <style:style style:name="P126" style:family="paragraph" style:parent-style-name="Standard">
      <style:paragraph-properties fo:break-before="page"/>
      <style:text-properties style:text-underline-style="solid" style:text-underline-width="auto" style:text-underline-color="font-color" fo:font-weight="normal" officeooo:rsid="00a465ab" officeooo:paragraph-rsid="00bf27b3" style:font-weight-asian="normal" style:font-weight-complex="normal"/>
    </style:style>
    <style:style style:name="P127" style:family="paragraph" style:parent-style-name="Standard">
      <style:paragraph-properties fo:break-before="page"/>
      <style:text-properties style:text-underline-style="none" fo:font-weight="normal" officeooo:rsid="00ae4013" officeooo:paragraph-rsid="00ae4013" style:font-weight-asian="normal" style:font-weight-complex="normal"/>
    </style:style>
    <style:style style:name="P128" style:family="paragraph" style:parent-style-name="Standard">
      <style:paragraph-properties fo:break-before="page"/>
      <style:text-properties style:text-underline-style="none" fo:font-weight="normal" officeooo:rsid="00ae4013" officeooo:paragraph-rsid="00ae5122" style:font-weight-asian="normal" style:font-weight-complex="normal"/>
    </style:style>
    <style:style style:name="P129" style:family="paragraph" style:parent-style-name="Standard">
      <style:paragraph-properties fo:break-before="page"/>
      <style:text-properties style:text-underline-style="none" fo:font-weight="normal" officeooo:rsid="00ae4013" officeooo:paragraph-rsid="00af99c2" style:font-weight-asian="normal" style:font-weight-complex="normal"/>
    </style:style>
    <style:style style:name="P130" style:family="paragraph" style:parent-style-name="Standard">
      <style:paragraph-properties fo:break-before="page"/>
      <style:text-properties style:text-underline-style="none" fo:font-weight="normal" officeooo:rsid="00b01ce0" officeooo:paragraph-rsid="00b01ce0" style:font-weight-asian="normal" style:font-weight-complex="normal"/>
    </style:style>
    <style:style style:name="P131" style:family="paragraph" style:parent-style-name="Standard">
      <style:paragraph-properties fo:break-before="page"/>
      <style:text-properties style:text-underline-style="none" fo:font-weight="normal" officeooo:rsid="00b01ce0" officeooo:paragraph-rsid="00b8df22" style:font-weight-asian="normal" style:font-weight-complex="normal"/>
    </style:style>
    <style:style style:name="P132" style:family="paragraph" style:parent-style-name="Standard">
      <style:paragraph-properties fo:break-before="page"/>
      <style:text-properties style:text-underline-style="none" fo:font-weight="normal" officeooo:rsid="00b8df22" officeooo:paragraph-rsid="00b8df22" style:font-weight-asian="normal" style:font-weight-complex="normal"/>
    </style:style>
    <style:style style:name="P133" style:family="paragraph" style:parent-style-name="Standard">
      <style:paragraph-properties fo:break-before="page"/>
      <style:text-properties style:text-underline-style="none" fo:font-weight="normal" officeooo:rsid="00b8df22" officeooo:paragraph-rsid="00bf27b3" style:font-weight-asian="normal" style:font-weight-complex="normal"/>
    </style:style>
    <style:style style:name="P134" style:family="paragraph" style:parent-style-name="Standard">
      <style:paragraph-properties fo:break-before="page"/>
      <style:text-properties style:text-underline-style="none" fo:font-weight="normal" officeooo:rsid="00b8df22" officeooo:paragraph-rsid="00c6e937" style:font-weight-asian="normal" style:font-weight-complex="normal"/>
    </style:style>
    <style:style style:name="P135" style:family="paragraph" style:parent-style-name="Standard">
      <style:paragraph-properties fo:break-before="page"/>
      <style:text-properties style:text-underline-style="none" fo:font-weight="normal" officeooo:rsid="00b01ce0" officeooo:paragraph-rsid="00b8df22" style:font-size-asian="10.5pt" style:font-weight-asian="normal" style:font-weight-complex="normal" style:text-rotation-angle="0" style:text-rotation-scale="fixed" loext:shadow="none"/>
    </style:style>
    <style:style style:name="P136" style:family="paragraph" style:parent-style-name="Standard">
      <style:paragraph-properties fo:break-before="page"/>
      <style:text-properties style:text-underline-style="none" fo:font-weight="normal" officeooo:rsid="00b8df22" officeooo:paragraph-rsid="00b8df22" style:font-size-asian="10.5pt" style:font-weight-asian="normal" style:font-weight-complex="normal" style:text-rotation-angle="0" style:text-rotation-scale="fixed" loext:shadow="none"/>
    </style:style>
    <style:style style:name="P137" style:family="paragraph" style:parent-style-name="Standard">
      <style:paragraph-properties fo:break-before="page"/>
      <style:text-properties style:text-underline-style="none" fo:font-weight="normal" officeooo:rsid="00b8df22" officeooo:paragraph-rsid="00bf27b3" style:font-size-asian="10.5pt" style:font-weight-asian="normal" style:font-weight-complex="normal" style:text-rotation-angle="0" style:text-rotation-scale="fixed" loext:shadow="none"/>
    </style:style>
    <style:style style:name="P13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7df5d" officeooo:paragraph-rsid="00a7df5d"/>
    </style:style>
    <style:style style:name="P13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c0efe" officeooo:paragraph-rsid="00bc0efe"/>
    </style:style>
    <style:style style:name="P14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c0efe" officeooo:paragraph-rsid="00c61cd4"/>
    </style:style>
    <style:style style:name="P141" style:family="paragraph" style:parent-style-name="Standard" style:list-style-name="L1">
      <style:text-properties officeooo:rsid="008ecb2c" officeooo:paragraph-rsid="008ecb2c"/>
    </style:style>
    <style:style style:name="P142" style:family="paragraph" style:parent-style-name="Standard" style:list-style-name="L1">
      <style:text-properties officeooo:rsid="008ecb2c" officeooo:paragraph-rsid="0090fdc2"/>
    </style:style>
    <style:style style:name="P143" style:family="paragraph" style:parent-style-name="Standard" style:list-style-name="L1">
      <style:text-properties officeooo:rsid="008ecb2c" officeooo:paragraph-rsid="0092d2f6"/>
    </style:style>
    <style:style style:name="P144" style:family="paragraph" style:parent-style-name="Standard" style:list-style-name="L1">
      <style:text-properties officeooo:rsid="0092d2f6" officeooo:paragraph-rsid="0092d2f6"/>
    </style:style>
    <style:style style:name="P145" style:family="paragraph" style:parent-style-name="Standard" style:list-style-name="L1">
      <style:text-properties officeooo:rsid="0092d2f6" officeooo:paragraph-rsid="009ba1a2"/>
    </style:style>
    <style:style style:name="P146" style:family="paragraph" style:parent-style-name="Standard" style:list-style-name="L1">
      <style:text-properties officeooo:rsid="0092d2f6" officeooo:paragraph-rsid="00942f6b"/>
    </style:style>
    <style:style style:name="P147" style:family="paragraph" style:parent-style-name="Standard" style:list-style-name="L1">
      <style:text-properties officeooo:rsid="0095d864" officeooo:paragraph-rsid="0095d864"/>
    </style:style>
    <style:style style:name="P148" style:family="paragraph" style:parent-style-name="Standard" style:list-style-name="L1">
      <style:text-properties style:text-underline-style="solid" style:text-underline-width="auto" style:text-underline-color="font-color" officeooo:rsid="0092d2f6" officeooo:paragraph-rsid="00942f6b"/>
    </style:style>
    <style:style style:name="P149" style:family="paragraph" style:parent-style-name="Standard" style:list-style-name="L1">
      <style:text-properties style:text-underline-style="solid" style:text-underline-width="auto" style:text-underline-color="font-color" officeooo:rsid="00b70918" officeooo:paragraph-rsid="00b70918"/>
    </style:style>
    <style:style style:name="P150" style:family="paragraph" style:parent-style-name="Standard" style:list-style-name="L1">
      <style:text-properties style:text-underline-style="solid" style:text-underline-width="auto" style:text-underline-color="font-color" officeooo:rsid="00baa161" officeooo:paragraph-rsid="00baa161"/>
    </style:style>
    <style:style style:name="P151" style:family="paragraph" style:parent-style-name="Standard">
      <style:text-properties style:text-underline-style="solid" style:text-underline-width="auto" style:text-underline-color="font-color" fo:font-weight="normal" officeooo:rsid="009ce93d" officeooo:paragraph-rsid="00cd9786"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a465ab" officeooo:paragraph-rsid="00cd9786"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a465ab" officeooo:paragraph-rsid="00cde350" style:font-weight-asian="normal" style:font-weight-complex="normal"/>
    </style:style>
    <style:style style:name="P154" style:family="paragraph" style:parent-style-name="Standard">
      <style:paragraph-properties fo:break-before="page"/>
      <style:text-properties style:text-underline-style="none" fo:font-weight="normal" officeooo:rsid="00a9d47a" officeooo:paragraph-rsid="00a9d47a" style:font-weight-asian="normal" style:font-weight-complex="normal"/>
    </style:style>
    <style:style style:name="P155" style:family="paragraph" style:parent-style-name="Standard">
      <style:paragraph-properties fo:break-before="page"/>
      <style:text-properties style:text-underline-style="none" fo:font-weight="normal" officeooo:rsid="00b38d1c" officeooo:paragraph-rsid="00b38d1c" style:font-weight-asian="normal" style:font-weight-complex="normal"/>
    </style:style>
    <style:style style:name="P156" style:family="paragraph" style:parent-style-name="Standard">
      <style:paragraph-properties fo:break-before="page"/>
      <style:text-properties style:text-underline-style="none" fo:font-weight="normal" officeooo:rsid="00b38d1c" officeooo:paragraph-rsid="00b8df22" style:font-weight-asian="normal" style:font-weight-complex="normal"/>
    </style:style>
    <style:style style:name="P157" style:family="paragraph" style:parent-style-name="Standard">
      <style:paragraph-properties fo:break-before="page"/>
      <style:text-properties style:text-underline-style="none" fo:font-weight="normal" officeooo:rsid="00b38d1c" officeooo:paragraph-rsid="00d4ee02" style:font-weight-asian="normal" style:font-weight-complex="normal"/>
    </style:style>
    <style:style style:name="P158" style:family="paragraph" style:parent-style-name="Standard">
      <style:paragraph-properties fo:break-before="page"/>
      <style:text-properties style:text-underline-style="none" fo:font-weight="normal" officeooo:rsid="00b8df22" officeooo:paragraph-rsid="00b8df22" style:font-weight-asian="normal" style:font-weight-complex="normal"/>
    </style:style>
    <style:style style:name="P159" style:family="paragraph" style:parent-style-name="Standard">
      <style:paragraph-properties fo:break-before="page"/>
      <style:text-properties style:text-underline-style="none" fo:font-weight="normal" officeooo:rsid="00b8df22" officeooo:paragraph-rsid="00bdd8cb" style:font-weight-asian="normal" style:font-weight-complex="normal"/>
    </style:style>
    <style:style style:name="P160" style:family="paragraph" style:parent-style-name="Standard">
      <style:paragraph-properties fo:break-before="page"/>
      <style:text-properties style:text-underline-style="none" fo:font-weight="normal" officeooo:rsid="00b8df22" officeooo:paragraph-rsid="00b8df22" style:font-size-asian="10.5pt" style:font-weight-asian="normal" style:font-weight-complex="normal" style:text-rotation-angle="0" style:text-rotation-scale="fixed" loext:shadow="none"/>
    </style:style>
    <style:style style:name="P161" style:family="paragraph" style:parent-style-name="Standard">
      <style:paragraph-properties fo:break-before="page"/>
      <style:text-properties style:text-underline-style="none" fo:font-weight="normal" officeooo:rsid="00b38d1c" officeooo:paragraph-rsid="00b8df22" style:font-size-asian="10.5pt" style:font-weight-asian="normal" style:font-weight-complex="normal" style:text-rotation-angle="0" style:text-rotation-scale="fixed" loext:shadow="none"/>
    </style:style>
    <style:style style:name="P162" style:family="paragraph" style:parent-style-name="Table_20_Contents">
      <style:paragraph-properties style:vertical-align="middle"/>
      <style:text-properties style:font-name="Liberation Serif1" officeooo:rsid="00a5fcfe" officeooo:paragraph-rsid="00a6b4e0"/>
    </style:style>
    <style:style style:name="P163" style:family="paragraph" style:parent-style-name="Table_20_Contents">
      <style:text-properties style:font-name="Liberation Serif1" officeooo:rsid="00a5fcfe" officeooo:paragraph-rsid="00a6b4e0"/>
    </style:style>
    <style:style style:name="P164" style:family="paragraph" style:parent-style-name="Table_20_Contents">
      <style:text-properties style:font-name="Liberation Serif1" officeooo:rsid="00a5fcfe" officeooo:paragraph-rsid="00a5fcfe"/>
    </style:style>
    <style:style style:name="P165" style:family="paragraph" style:parent-style-name="Table_20_Contents">
      <style:text-properties style:font-name="Liberation Serif1" officeooo:rsid="00a5fcfe" officeooo:paragraph-rsid="00a7df5d"/>
    </style:style>
    <style:style style:name="P166" style:family="paragraph" style:parent-style-name="Table_20_Contents">
      <style:text-properties style:font-name="Liberation Serif1" officeooo:rsid="00a5fcfe" officeooo:paragraph-rsid="00a9d47a"/>
    </style:style>
    <style:style style:name="P167" style:family="paragraph" style:parent-style-name="Table_20_Contents">
      <style:text-properties style:font-name="Liberation Serif1" officeooo:rsid="00a5fcfe" officeooo:paragraph-rsid="00ae4013"/>
    </style:style>
    <style:style style:name="P168" style:family="paragraph" style:parent-style-name="Table_20_Contents">
      <style:text-properties style:font-name="Liberation Serif1" officeooo:rsid="00a5fcfe" officeooo:paragraph-rsid="00ae5122"/>
    </style:style>
    <style:style style:name="P169" style:family="paragraph" style:parent-style-name="Table_20_Contents">
      <style:text-properties style:font-name="Liberation Serif1" officeooo:rsid="00a5fcfe" officeooo:paragraph-rsid="00b38d1c"/>
    </style:style>
    <style:style style:name="P170" style:family="paragraph" style:parent-style-name="Table_20_Contents">
      <style:text-properties style:font-name="Liberation Serif1" officeooo:rsid="00a5fcfe" officeooo:paragraph-rsid="00b01ce0"/>
    </style:style>
    <style:style style:name="P171" style:family="paragraph" style:parent-style-name="Table_20_Contents">
      <style:text-properties style:font-name="Liberation Serif1" officeooo:rsid="00a5fcfe" officeooo:paragraph-rsid="00b8df22"/>
    </style:style>
    <style:style style:name="P172" style:family="paragraph" style:parent-style-name="Table_20_Contents">
      <style:text-properties style:font-name="Liberation Serif1" officeooo:rsid="00a7df5d" officeooo:paragraph-rsid="00a7df5d"/>
    </style:style>
    <style:style style:name="P173" style:family="paragraph" style:parent-style-name="Table_20_Contents" style:list-style-name="L2">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a5fcfe" officeooo:paragraph-rsid="00a6b4e0"/>
    </style:style>
    <style:style style:name="P17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5fcfe" officeooo:paragraph-rsid="00b8df22"/>
    </style:style>
    <style:style style:name="P17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5fcfe" officeooo:paragraph-rsid="00baa161"/>
    </style:style>
    <style:style style:name="P176"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1e622"/>
    </style:style>
    <style:style style:name="P177"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2de96"/>
    </style:style>
    <style:style style:name="P178"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4640e"/>
    </style:style>
    <style:style style:name="P179" style:family="paragraph" style:parent-style-name="Table_20_Contents">
      <loext:graphic-properties draw:fill="none"/>
      <style:paragraph-properties fo:margin-left="0cm" fo:margin-right="0cm" fo:text-indent="0cm" style:auto-text-indent="false" fo:background-color="transparent" text:number-lines="false" text:line-number="0" style:vertical-align="middle"/>
      <style:text-properties style:font-name="Liberation Serif1" officeooo:rsid="00c1e622" officeooo:paragraph-rsid="00c50f48"/>
    </style:style>
    <style:style style:name="P18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a7df5d" officeooo:paragraph-rsid="00a7df5d"/>
    </style:style>
    <style:style style:name="P18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style:font-name="Liberation Serif1" officeooo:rsid="00b8df22" officeooo:paragraph-rsid="00bc0efe"/>
    </style:style>
    <style:style style:name="P182" style:family="paragraph" style:parent-style-name="Table_20_Contents" style:list-style-name="L3">
      <loext:graphic-properties draw:fill="none"/>
      <style:paragraph-properties fo:margin-left="0.7cm" fo:margin-right="0cm" fo:text-indent="-0.6cm" style:auto-text-indent="false" fo:background-color="transparent" text:number-lines="false" text:line-number="0" style:vertical-align="middle"/>
      <style:text-properties officeooo:rsid="00a465ab" officeooo:paragraph-rsid="00a6b4e0"/>
    </style:style>
    <style:style style:name="P183" style:family="paragraph" style:parent-style-name="Table_20_Contents" style:list-style-name="L4">
      <loext:graphic-properties draw:fill="none"/>
      <style:paragraph-properties fo:margin-left="0.7cm" fo:margin-right="0cm" fo:text-indent="-0.6cm" style:auto-text-indent="false" fo:background-color="transparent" text:number-lines="false" text:line-number="0"/>
      <style:text-properties officeooo:rsid="00a465ab" officeooo:paragraph-rsid="00a6b4e0"/>
    </style:style>
    <style:style style:name="P184" style:family="paragraph" style:parent-style-name="Table_20_Contents" style:list-style-name="L5">
      <loext:graphic-properties draw:fill="none"/>
      <style:paragraph-properties fo:margin-left="0.7cm" fo:margin-right="0cm" fo:text-indent="-0.6cm" style:auto-text-indent="false" fo:background-color="transparent" text:number-lines="false" text:line-number="0"/>
      <style:text-properties officeooo:rsid="00a7df5d" officeooo:paragraph-rsid="00a7df5d"/>
    </style:style>
    <style:style style:name="P185" style:family="paragraph" style:parent-style-name="Table_20_Contents" style:list-style-name="L4">
      <loext:graphic-properties draw:fill="none"/>
      <style:paragraph-properties fo:margin-left="0.7cm" fo:margin-right="0cm" fo:text-indent="-0.6cm" style:auto-text-indent="false" fo:background-color="transparent" text:number-lines="false" text:line-number="0"/>
      <style:text-properties officeooo:rsid="00a7df5d" officeooo:paragraph-rsid="00a7df5d"/>
    </style:style>
    <style:style style:name="P186" style:family="paragraph" style:parent-style-name="Table_20_Contents" style:list-style-name="L5">
      <loext:graphic-properties draw:fill="none"/>
      <style:paragraph-properties fo:margin-left="0.7cm" fo:margin-right="0cm" fo:text-indent="-0.6cm" style:auto-text-indent="false" fo:background-color="transparent" text:number-lines="false" text:line-number="0"/>
      <style:text-properties style:font-name="Liberation Serif1" officeooo:rsid="00a7df5d" officeooo:paragraph-rsid="00a7df5d"/>
    </style:style>
    <style:style style:name="P187"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9d47a" officeooo:paragraph-rsid="00a9d47a"/>
    </style:style>
    <style:style style:name="P188"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style:font-name="Liberation Serif1" officeooo:rsid="00a9d47a" officeooo:paragraph-rsid="00c8c319"/>
    </style:style>
    <style:style style:name="P189"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be195" officeooo:paragraph-rsid="00abe195"/>
    </style:style>
    <style:style style:name="P190"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ae5122" officeooo:paragraph-rsid="00ae5122"/>
    </style:style>
    <style:style style:name="P191"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b4ae2b" officeooo:paragraph-rsid="00b4ae2b"/>
    </style:style>
    <style:style style:name="P192" style:family="paragraph" style:parent-style-name="Table_20_Contents" style:list-style-name="L13">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93"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94"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b01ce0" officeooo:paragraph-rsid="00b01ce0"/>
    </style:style>
    <style:style style:name="P195"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1ec3d" officeooo:paragraph-rsid="00b1ec3d"/>
    </style:style>
    <style:style style:name="P196" style:family="paragraph" style:parent-style-name="Table_20_Contents" style:list-style-name="L14">
      <loext:graphic-properties draw:fill="none"/>
      <style:paragraph-properties fo:margin-left="0.7cm" fo:margin-right="0cm" fo:text-indent="-0.6cm" style:auto-text-indent="false" fo:background-color="transparent" text:number-lines="false" text:line-number="0"/>
      <style:text-properties style:font-name="Liberation Serif1" officeooo:rsid="00b54056" officeooo:paragraph-rsid="00b54056"/>
    </style:style>
    <style:style style:name="P197" style:family="paragraph" style:parent-style-name="Table_20_Contents" style:list-style-name="L17">
      <loext:graphic-properties draw:fill="none"/>
      <style:paragraph-properties fo:margin-left="0.7cm" fo:margin-right="0cm" fo:text-indent="-0.6cm" style:auto-text-indent="false" fo:background-color="transparent" text:number-lines="false" text:line-number="0"/>
      <style:text-properties style:font-name="Liberation Serif1" officeooo:rsid="00baa161" officeooo:paragraph-rsid="00baa161"/>
    </style:style>
    <style:style style:name="P198" style:family="paragraph" style:parent-style-name="Table_20_Contents" style:list-style-name="L19">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6e937"/>
    </style:style>
    <style:style style:name="P199"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6ff1e"/>
    </style:style>
    <style:style style:name="P200"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style:font-name="Liberation Serif1" officeooo:rsid="00c6e937" officeooo:paragraph-rsid="00c8c319"/>
    </style:style>
    <style:style style:name="P201" style:family="paragraph" style:parent-style-name="Table_20_Contents" style:list-style-name="L19">
      <loext:graphic-properties draw:fill="none"/>
      <style:paragraph-properties fo:margin-left="0.7cm" fo:margin-right="0cm" fo:text-indent="-0.6cm" style:auto-text-indent="false" fo:background-color="transparent" text:number-lines="false" text:line-number="0"/>
      <style:text-properties style:font-name="Liberation Serif1" officeooo:rsid="00c9c4c8" officeooo:paragraph-rsid="00c6e937"/>
    </style:style>
    <style:style style:name="P202" style:family="paragraph" style:parent-style-name="Table_20_Contents" style:list-style-name="L19">
      <loext:graphic-properties draw:fill="none"/>
      <style:paragraph-properties fo:margin-left="0.7cm" fo:margin-right="0cm" fo:text-indent="-0.6cm" style:auto-text-indent="false" fo:background-color="transparent" text:number-lines="false" text:line-number="0"/>
      <style:text-properties style:font-name="Liberation Serif1" officeooo:rsid="00c6ff1e" officeooo:paragraph-rsid="00c6ff1e"/>
    </style:style>
    <style:style style:name="P203"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style:font-name="Liberation Serif1" officeooo:rsid="00c6ff1e" officeooo:paragraph-rsid="00c6ff1e"/>
    </style:style>
    <style:style style:name="P204"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style:font-name="Liberation Serif1" officeooo:rsid="00d4ee02" officeooo:paragraph-rsid="00d4ee02"/>
    </style:style>
    <style:style style:name="P205" style:family="paragraph" style:parent-style-name="Table_20_Contents" style:list-style-name="L7">
      <loext:graphic-properties draw:fill="none"/>
      <style:paragraph-properties fo:margin-left="0.7cm" fo:margin-right="0cm" fo:text-indent="-0.6cm" style:auto-text-indent="false" fo:background-color="transparent" text:number-lines="false" text:line-number="0"/>
      <style:text-properties officeooo:rsid="00a9d47a" officeooo:paragraph-rsid="00a7df5d"/>
    </style:style>
    <style:style style:name="P206" style:family="paragraph" style:parent-style-name="Table_20_Contents" style:list-style-name="L7">
      <loext:graphic-properties draw:fill="none"/>
      <style:paragraph-properties fo:margin-left="0.7cm" fo:margin-right="0cm" fo:text-indent="-0.6cm" style:auto-text-indent="false" fo:background-color="transparent" text:number-lines="false" text:line-number="0"/>
      <style:text-properties officeooo:rsid="00a9d47a" officeooo:paragraph-rsid="00a9d47a"/>
    </style:style>
    <style:style style:name="P207" style:family="paragraph" style:parent-style-name="Table_20_Contents" style:list-style-name="L6">
      <loext:graphic-properties draw:fill="none"/>
      <style:paragraph-properties fo:margin-left="0.7cm" fo:margin-right="0cm" fo:text-indent="-0.6cm" style:auto-text-indent="false" fo:background-color="transparent" text:number-lines="false" text:line-number="0"/>
      <style:text-properties officeooo:rsid="00abe195" officeooo:paragraph-rsid="00abe195"/>
    </style:style>
    <style:style style:name="P208" style:family="paragraph" style:parent-style-name="Table_20_Contents" style:list-style-name="L8">
      <loext:graphic-properties draw:fill="none"/>
      <style:paragraph-properties fo:margin-left="0.7cm" fo:margin-right="0cm" fo:text-indent="-0.6cm" style:auto-text-indent="false" fo:background-color="transparent" text:number-lines="false" text:line-number="0"/>
      <style:text-properties officeooo:rsid="00abe195" officeooo:paragraph-rsid="00abe195"/>
    </style:style>
    <style:style style:name="P209" style:family="paragraph" style:parent-style-name="Table_20_Contents" style:list-style-name="L10">
      <loext:graphic-properties draw:fill="none"/>
      <style:paragraph-properties fo:margin-left="0.7cm" fo:margin-right="0cm" fo:text-indent="-0.6cm" style:auto-text-indent="false" fo:background-color="transparent" text:number-lines="false" text:line-number="0"/>
      <style:text-properties officeooo:rsid="00af99c2" officeooo:paragraph-rsid="00ae5122"/>
    </style:style>
    <style:style style:name="P210" style:family="paragraph" style:parent-style-name="Table_20_Contents" style:list-style-name="L11">
      <loext:graphic-properties draw:fill="none"/>
      <style:paragraph-properties fo:margin-left="0.7cm" fo:margin-right="0cm" fo:text-indent="-0.6cm" style:auto-text-indent="false" fo:background-color="transparent" text:number-lines="false" text:line-number="0"/>
      <style:text-properties officeooo:rsid="00b38d1c" officeooo:paragraph-rsid="00b38d1c"/>
    </style:style>
    <style:style style:name="P211"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b4ae2b" officeooo:paragraph-rsid="00b4ae2b"/>
    </style:style>
    <style:style style:name="P212" style:family="paragraph" style:parent-style-name="Table_20_Contents" style:list-style-name="L15">
      <loext:graphic-properties draw:fill="none"/>
      <style:paragraph-properties fo:margin-left="0.7cm" fo:margin-right="0cm" fo:text-indent="-0.6cm" style:auto-text-indent="false" fo:background-color="transparent" text:number-lines="false" text:line-number="0"/>
      <style:text-properties officeooo:rsid="00b01ce0" officeooo:paragraph-rsid="00b01ce0"/>
    </style:style>
    <style:style style:name="P213" style:family="paragraph" style:parent-style-name="Table_20_Contents" style:list-style-name="L16">
      <loext:graphic-properties draw:fill="none"/>
      <style:paragraph-properties fo:margin-left="0.7cm" fo:margin-right="0cm" fo:text-indent="-0.6cm" style:auto-text-indent="false" fo:background-color="transparent" text:number-lines="false" text:line-number="0"/>
      <style:text-properties officeooo:rsid="00b01ce0" officeooo:paragraph-rsid="00b01ce0"/>
    </style:style>
    <style:style style:name="P214" style:family="paragraph" style:parent-style-name="Table_20_Contents" style:list-style-name="L15">
      <loext:graphic-properties draw:fill="none"/>
      <style:paragraph-properties fo:margin-left="0.7cm" fo:margin-right="0cm" fo:text-indent="-0.6cm" style:auto-text-indent="false" fo:background-color="transparent" text:number-lines="false" text:line-number="0"/>
      <style:text-properties officeooo:rsid="00b5c901" officeooo:paragraph-rsid="00b5c901"/>
    </style:style>
    <style:style style:name="P215"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dd8cb" officeooo:paragraph-rsid="00bdd8cb"/>
    </style:style>
    <style:style style:name="P216"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e6ba6" officeooo:paragraph-rsid="00bdd8cb"/>
    </style:style>
    <style:style style:name="P217" style:family="paragraph" style:parent-style-name="Table_20_Contents" style:list-style-name="L18">
      <loext:graphic-properties draw:fill="none"/>
      <style:paragraph-properties fo:margin-left="0.7cm" fo:margin-right="0cm" fo:text-indent="-0.6cm" style:auto-text-indent="false" fo:background-color="transparent" text:number-lines="false" text:line-number="0"/>
      <style:text-properties officeooo:rsid="00be6ba6" officeooo:paragraph-rsid="00be6ba6"/>
    </style:style>
    <style:style style:name="P218"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c6e937" officeooo:paragraph-rsid="00c6ff1e"/>
    </style:style>
    <style:style style:name="P219" style:family="paragraph" style:parent-style-name="Table_20_Contents" style:list-style-name="L19">
      <loext:graphic-properties draw:fill="none"/>
      <style:paragraph-properties fo:margin-left="0.7cm" fo:margin-right="0cm" fo:text-indent="-0.6cm" style:auto-text-indent="false" fo:background-color="transparent" text:number-lines="false" text:line-number="0"/>
      <style:text-properties officeooo:rsid="00c9c4c8" officeooo:paragraph-rsid="00c9c4c8"/>
    </style:style>
    <style:style style:name="P220"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c6ff1e" officeooo:paragraph-rsid="00bf27b3"/>
    </style:style>
    <style:style style:name="P221"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c6ff1e" officeooo:paragraph-rsid="00c6ff1e"/>
    </style:style>
    <style:style style:name="P222"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c6ff1e" officeooo:paragraph-rsid="00c7d121"/>
    </style:style>
    <style:style style:name="P223" style:family="paragraph" style:parent-style-name="Table_20_Contents" style:list-style-name="L20">
      <loext:graphic-properties draw:fill="none"/>
      <style:paragraph-properties fo:margin-left="0.7cm" fo:margin-right="0cm" fo:text-indent="-0.6cm" style:auto-text-indent="false" fo:background-color="transparent" text:number-lines="false" text:line-number="0"/>
      <style:text-properties officeooo:rsid="00c7d121" officeooo:paragraph-rsid="00c7d121"/>
    </style:style>
    <style:style style:name="P224" style:family="paragraph" style:parent-style-name="Table_20_Contents" style:list-style-name="L9">
      <loext:graphic-properties draw:fill="none"/>
      <style:paragraph-properties fo:margin-left="0.7cm" fo:margin-right="0cm" fo:text-indent="-0.6cm" style:auto-text-indent="false" fo:background-color="transparent" text:number-lines="false" text:line-number="0"/>
      <style:text-properties officeooo:rsid="00d3657b" officeooo:paragraph-rsid="00d3657b"/>
    </style:style>
    <style:style style:name="P225"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d4ee02" officeooo:paragraph-rsid="00d4ee02"/>
    </style:style>
    <style:style style:name="P226" style:family="paragraph" style:parent-style-name="Table_20_Contents" style:list-style-name="L12">
      <loext:graphic-properties draw:fill="none"/>
      <style:paragraph-properties fo:margin-left="0.7cm" fo:margin-right="0cm" fo:text-indent="-0.6cm" style:auto-text-indent="false" fo:background-color="transparent" text:number-lines="false" text:line-number="0"/>
      <style:text-properties officeooo:rsid="00d56a44" officeooo:paragraph-rsid="00d56a44"/>
    </style:style>
    <style:style style:name="P227"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9d47a"/>
    </style:style>
    <style:style style:name="P228"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e4013"/>
    </style:style>
    <style:style style:name="P229"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ae5122"/>
    </style:style>
    <style:style style:name="P230" style:family="paragraph" style:parent-style-name="Table_20_Contents">
      <loext:graphic-properties draw:fill="none"/>
      <style:paragraph-properties fo:background-color="transparent" text:number-lines="false" text:line-number="0"/>
      <style:text-properties style:font-name="Liberation Serif1" officeooo:rsid="00a9d47a" officeooo:paragraph-rsid="00b01ce0"/>
    </style:style>
    <style:style style:name="P231" style:family="paragraph" style:parent-style-name="Table_20_Contents">
      <loext:graphic-properties draw:fill="none"/>
      <style:paragraph-properties fo:background-color="transparent" text:number-lines="false" text:line-number="0"/>
      <style:text-properties style:font-name="Liberation Serif1" officeooo:rsid="00baa161" officeooo:paragraph-rsid="00baa161"/>
    </style:style>
    <style:style style:name="P232" style:family="paragraph" style:parent-style-name="Table_20_Contents">
      <loext:graphic-properties draw:fill="none"/>
      <style:paragraph-properties fo:background-color="transparent" text:number-lines="false" text:line-number="0"/>
      <style:text-properties style:font-name="Liberation Serif1" officeooo:rsid="00a5fcfe" officeooo:paragraph-rsid="00b8df22"/>
    </style:style>
    <style:style style:name="P233" style:family="paragraph" style:parent-style-name="Table_20_Contents">
      <loext:graphic-properties draw:fill="none"/>
      <style:paragraph-properties fo:background-color="transparent" text:number-lines="false" text:line-number="0"/>
      <style:text-properties style:font-name="Liberation Serif1" officeooo:rsid="00b8df22" officeooo:paragraph-rsid="00b8df22"/>
    </style:style>
    <style:style style:name="P234" style:family="paragraph" style:parent-style-name="Table_20_Contents">
      <loext:graphic-properties draw:fill="none"/>
      <style:paragraph-properties fo:background-color="transparent" text:number-lines="false" text:line-number="0"/>
      <style:text-properties style:font-name="Liberation Serif1" officeooo:rsid="00bc0efe" officeooo:paragraph-rsid="00bc0efe"/>
    </style:style>
    <style:style style:name="P235" style:family="paragraph" style:parent-style-name="Table_20_Contents" style:list-style-name="L8">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c8f63"/>
    </style:style>
    <style:style style:name="P236" style:family="paragraph" style:parent-style-name="Table_20_Contents" style:list-style-name="L9">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e4013"/>
    </style:style>
    <style:style style:name="P237" style:family="paragraph" style:parent-style-name="Table_20_Contents" style:list-style-name="L10">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ae5122"/>
    </style:style>
    <style:style style:name="P238" style:family="paragraph" style:parent-style-name="Table_20_Contents" style:list-style-name="L12">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38d1c"/>
    </style:style>
    <style:style style:name="P239" style:family="paragraph" style:parent-style-name="Table_20_Contents" style:list-style-name="L15">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01ce0"/>
    </style:style>
    <style:style style:name="P240" style:family="paragraph" style:parent-style-name="Table_20_Contents" style:list-style-name="L16">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01ce0"/>
    </style:style>
    <style:style style:name="P241" style:family="paragraph" style:parent-style-name="Table_20_Contents" style:list-style-name="L18">
      <loext:graphic-properties draw:fill="none"/>
      <style:paragraph-properties fo:margin-left="0.101cm" fo:margin-right="0cm" fo:text-indent="0cm" style:auto-text-indent="false" fo:background-color="transparent" text:number-lines="false" text:line-number="0"/>
      <style:text-properties style:font-name="Liberation Serif1" officeooo:rsid="00a9d47a" officeooo:paragraph-rsid="00b8df22"/>
    </style:style>
    <style:style style:name="T1" style:family="text">
      <style:text-properties officeooo:rsid="000528a1"/>
    </style:style>
    <style:style style:name="T2" style:family="text">
      <style:text-properties officeooo:rsid="001304b0"/>
    </style:style>
    <style:style style:name="T3" style:family="text">
      <style:text-properties officeooo:rsid="00141a17"/>
    </style:style>
    <style:style style:name="T4" style:family="text">
      <style:text-properties officeooo:rsid="0015578f"/>
    </style:style>
    <style:style style:name="T5" style:family="text">
      <style:text-properties officeooo:rsid="001c3ef0"/>
    </style:style>
    <style:style style:name="T6" style:family="text">
      <style:text-properties officeooo:rsid="00228748"/>
    </style:style>
    <style:style style:name="T7" style:family="text">
      <style:text-properties officeooo:rsid="0022b33e"/>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141a17"/>
    </style:style>
    <style:style style:name="T10" style:family="text">
      <style:text-properties style:text-underline-style="solid" style:text-underline-width="auto" style:text-underline-color="font-color" officeooo:rsid="001c3ef0"/>
    </style:style>
    <style:style style:name="T11" style:family="text">
      <style:text-properties style:text-underline-style="solid" style:text-underline-width="auto" style:text-underline-color="font-color" officeooo:rsid="0025fb71"/>
    </style:style>
    <style:style style:name="T12" style:family="text">
      <style:text-properties style:text-underline-style="solid" style:text-underline-width="auto" style:text-underline-color="font-color" officeooo:rsid="002902e3"/>
    </style:style>
    <style:style style:name="T13" style:family="text">
      <style:text-properties style:text-underline-style="solid" style:text-underline-width="auto" style:text-underline-color="font-color" officeooo:rsid="0021ac68"/>
    </style:style>
    <style:style style:name="T14" style:family="text">
      <style:text-properties style:text-underline-style="solid" style:text-underline-width="auto" style:text-underline-color="font-color" officeooo:rsid="003a3c62"/>
    </style:style>
    <style:style style:name="T15" style:family="text">
      <style:text-properties style:text-underline-style="solid" style:text-underline-width="auto" style:text-underline-color="font-color" fo:font-weight="bold" officeooo:rsid="003a3c62" style:font-weight-asian="bold" style:font-weight-complex="bold"/>
    </style:style>
    <style:style style:name="T16" style:family="text">
      <style:text-properties style:text-underline-style="solid" style:text-underline-width="auto" style:text-underline-color="font-color" fo:font-weight="bold" officeooo:rsid="003c8436" style:font-weight-asian="bold" style:font-weight-complex="bold"/>
    </style:style>
    <style:style style:name="T17" style:family="text">
      <style:text-properties style:text-underline-style="solid" style:text-underline-width="auto" style:text-underline-color="font-color" fo:font-weight="bold" officeooo:rsid="003edef6" style:font-weight-asian="bold" style:font-weight-complex="bold"/>
    </style:style>
    <style:style style:name="T18" style:family="text">
      <style:text-properties style:text-underline-style="solid" style:text-underline-width="auto" style:text-underline-color="font-color" officeooo:rsid="005ecdf4"/>
    </style:style>
    <style:style style:name="T19" style:family="text">
      <style:text-properties style:text-underline-style="solid" style:text-underline-width="auto" style:text-underline-color="font-color" officeooo:rsid="006b161f"/>
    </style:style>
    <style:style style:name="T20" style:family="text">
      <style:text-properties style:text-underline-style="solid" style:text-underline-width="auto" style:text-underline-color="font-color" officeooo:rsid="007e727b"/>
    </style:style>
    <style:style style:name="T21" style:family="text">
      <style:text-properties style:text-underline-style="solid" style:text-underline-width="auto" style:text-underline-color="font-color" officeooo:rsid="00801866"/>
    </style:style>
    <style:style style:name="T22" style:family="text">
      <style:text-properties style:text-underline-style="solid" style:text-underline-width="auto" style:text-underline-color="font-color" officeooo:rsid="008b4a75"/>
    </style:style>
    <style:style style:name="T23" style:family="text">
      <style:text-properties style:text-underline-style="solid" style:text-underline-width="auto" style:text-underline-color="font-color" officeooo:rsid="0095d864"/>
    </style:style>
    <style:style style:name="T24" style:family="text">
      <style:text-properties style:text-underline-style="solid" style:text-underline-width="auto" style:text-underline-color="font-color" officeooo:rsid="00942f6b"/>
    </style:style>
    <style:style style:name="T25" style:family="text">
      <style:text-properties style:text-underline-style="solid" style:text-underline-width="auto" style:text-underline-color="font-color" officeooo:rsid="009ba1a2"/>
    </style:style>
    <style:style style:name="T26" style:family="text">
      <style:text-properties style:text-underline-style="solid" style:text-underline-width="auto" style:text-underline-color="font-color" officeooo:rsid="009ce93d"/>
    </style:style>
    <style:style style:name="T27" style:family="text">
      <style:text-properties officeooo:rsid="00258dc6"/>
    </style:style>
    <style:style style:name="T28" style:family="text">
      <style:text-properties style:text-underline-style="none"/>
    </style:style>
    <style:style style:name="T29" style:family="text">
      <style:text-properties style:text-underline-style="none" officeooo:rsid="002902e3"/>
    </style:style>
    <style:style style:name="T30" style:family="text">
      <style:text-properties style:text-underline-style="none" officeooo:rsid="002bdf03"/>
    </style:style>
    <style:style style:name="T31" style:family="text">
      <style:text-properties style:text-underline-style="none" officeooo:rsid="002f1d10"/>
    </style:style>
    <style:style style:name="T32" style:family="text">
      <style:text-properties style:text-underline-style="none" officeooo:rsid="002fac73"/>
    </style:style>
    <style:style style:name="T33" style:family="text">
      <style:text-properties style:text-underline-style="none" officeooo:rsid="003208ce"/>
    </style:style>
    <style:style style:name="T34" style:family="text">
      <style:text-properties style:text-underline-style="none" officeooo:rsid="003498fb"/>
    </style:style>
    <style:style style:name="T35" style:family="text">
      <style:text-properties style:text-underline-style="none" officeooo:rsid="00385e83"/>
    </style:style>
    <style:style style:name="T36" style:family="text">
      <style:text-properties style:text-underline-style="none" officeooo:rsid="003a3c62"/>
    </style:style>
    <style:style style:name="T37" style:family="text">
      <style:text-properties style:text-underline-style="none" officeooo:rsid="003ba9a2"/>
    </style:style>
    <style:style style:name="T38" style:family="text">
      <style:text-properties style:text-underline-style="none" officeooo:rsid="003edef6"/>
    </style:style>
    <style:style style:name="T39" style:family="text">
      <style:text-properties style:text-underline-style="none" officeooo:rsid="0079a10c"/>
    </style:style>
    <style:style style:name="T40" style:family="text">
      <style:text-properties style:text-underline-style="none" officeooo:rsid="007a50a8"/>
    </style:style>
    <style:style style:name="T41" style:family="text">
      <style:text-properties style:text-underline-style="none" officeooo:rsid="007dc837"/>
    </style:style>
    <style:style style:name="T42" style:family="text">
      <style:text-properties style:text-underline-style="none" officeooo:rsid="008483ec"/>
    </style:style>
    <style:style style:name="T43" style:family="text">
      <style:text-properties style:text-underline-style="none" officeooo:rsid="00871655"/>
    </style:style>
    <style:style style:name="T44" style:family="text">
      <style:text-properties style:text-underline-style="none" officeooo:rsid="00884391"/>
    </style:style>
    <style:style style:name="T45" style:family="text">
      <style:text-properties style:text-underline-style="none" officeooo:rsid="009ba1a2"/>
    </style:style>
    <style:style style:name="T46" style:family="text">
      <style:text-properties style:text-underline-style="none" officeooo:rsid="009ce93d"/>
    </style:style>
    <style:style style:name="T47" style:family="text">
      <style:text-properties style:text-underline-style="none" officeooo:rsid="009ed8d8"/>
    </style:style>
    <style:style style:name="T48" style:family="text">
      <style:text-properties style:text-underline-style="none" fo:font-weight="normal" officeooo:rsid="00b01ce0" style:font-size-asian="10.5pt" style:font-weight-asian="normal" style:font-weight-complex="normal" style:text-rotation-angle="0" style:text-rotation-scale="fixed" loext:shadow="none"/>
    </style:style>
    <style:style style:name="T49" style:family="text">
      <style:text-properties style:text-underline-style="none" fo:font-weight="normal" officeooo:rsid="00b38d1c" style:font-size-asian="10.5pt" style:font-weight-asian="normal" style:font-weight-complex="normal" style:text-rotation-angle="0" style:text-rotation-scale="fixed" loext:shadow="none"/>
    </style:style>
    <style:style style:name="T50" style:family="text">
      <style:text-properties style:text-underline-style="none" officeooo:rsid="00a9d47a"/>
    </style:style>
    <style:style style:name="T51" style:family="text">
      <style:text-properties style:text-underline-style="none" officeooo:rsid="00b38d1c"/>
    </style:style>
    <style:style style:name="T52" style:family="text">
      <style:text-properties style:text-underline-style="none" officeooo:rsid="00b01ce0"/>
    </style:style>
    <style:style style:name="T53" style:family="text">
      <style:text-properties style:text-underline-style="none" officeooo:rsid="00bf27b3"/>
    </style:style>
    <style:style style:name="T54" style:family="text">
      <style:text-properties officeooo:rsid="002a4123"/>
    </style:style>
    <style:style style:name="T55" style:family="text">
      <style:text-properties officeooo:rsid="004133b1"/>
    </style:style>
    <style:style style:name="T56" style:family="text">
      <style:text-properties officeooo:rsid="0054431a"/>
    </style:style>
    <style:style style:name="T57" style:family="text">
      <style:text-properties officeooo:rsid="0056a473"/>
    </style:style>
    <style:style style:name="T58" style:family="text">
      <style:text-properties officeooo:rsid="0058b749"/>
    </style:style>
    <style:style style:name="T59" style:family="text">
      <style:text-properties officeooo:rsid="005b9039"/>
    </style:style>
    <style:style style:name="T60" style:family="text">
      <style:text-properties officeooo:rsid="005ecdf4"/>
    </style:style>
    <style:style style:name="T61" style:family="text">
      <style:text-properties officeooo:rsid="00608381"/>
    </style:style>
    <style:style style:name="T62" style:family="text">
      <style:text-properties officeooo:rsid="006486f5"/>
    </style:style>
    <style:style style:name="T63" style:family="text">
      <style:text-properties officeooo:rsid="006e4e4f"/>
    </style:style>
    <style:style style:name="T64" style:family="text">
      <style:text-properties officeooo:rsid="00700868"/>
    </style:style>
    <style:style style:name="T65" style:family="text">
      <style:text-properties officeooo:rsid="0077bd17"/>
    </style:style>
    <style:style style:name="T66" style:family="text">
      <style:text-properties officeooo:rsid="00899fd6"/>
    </style:style>
    <style:style style:name="T67" style:family="text">
      <style:text-properties officeooo:rsid="0090b655"/>
    </style:style>
    <style:style style:name="T68" style:family="text">
      <style:text-properties officeooo:rsid="00942f6b"/>
    </style:style>
    <style:style style:name="T69" style:family="text">
      <style:text-properties officeooo:rsid="0095d864"/>
    </style:style>
    <style:style style:name="T70" style:family="text">
      <style:text-properties officeooo:rsid="009a8bb5"/>
    </style:style>
    <style:style style:name="T71" style:family="text">
      <style:text-properties officeooo:rsid="009ba1a2"/>
    </style:style>
    <style:style style:name="T72" style:family="text">
      <style:text-properties officeooo:rsid="009ce93d"/>
    </style:style>
    <style:style style:name="T73" style:family="text">
      <style:text-properties style:font-name="DejaVu Sans" style:font-name-asian="DejaVu Sans" style:font-name-complex="DejaVu Sans"/>
    </style:style>
    <style:style style:name="T74" style:family="text">
      <style:text-properties officeooo:rsid="00a4feb0"/>
    </style:style>
    <style:style style:name="T75" style:family="text">
      <style:text-properties officeooo:rsid="00a58190"/>
    </style:style>
    <style:style style:name="T76" style:family="text">
      <style:text-properties style:font-name="Liberation Serif1"/>
    </style:style>
    <style:style style:name="T77" style:family="text">
      <style:text-properties style:font-name="Liberation Serif1" officeooo:rsid="00a9d47a"/>
    </style:style>
    <style:style style:name="T78" style:family="text">
      <style:text-properties style:font-name="Liberation Serif1" officeooo:rsid="00b4ae2b"/>
    </style:style>
    <style:style style:name="T79" style:family="text">
      <style:text-properties style:font-name="Liberation Serif1" officeooo:rsid="00b8df22"/>
    </style:style>
    <style:style style:name="T80" style:family="text">
      <style:text-properties style:font-name="Liberation Serif1" style:text-underline-style="none" fo:font-weight="normal" officeooo:rsid="00b01ce0" style:font-weight-asian="normal" style:font-weight-complex="normal"/>
    </style:style>
    <style:style style:name="T81" style:family="text">
      <style:text-properties style:font-name="Liberation Serif1" style:text-underline-style="none" fo:font-weight="normal" officeooo:rsid="00b38d1c" style:font-weight-asian="normal" style:font-weight-complex="normal"/>
    </style:style>
    <style:style style:name="T82" style:family="text">
      <style:text-properties style:font-name="Liberation Serif1" officeooo:rsid="00c6ff1e"/>
    </style:style>
    <style:style style:name="T83" style:family="text">
      <style:text-properties style:font-name="Liberation Serif1" officeooo:rsid="00c9c4c8"/>
    </style:style>
    <style:style style:name="T84" style:family="text">
      <style:text-properties officeooo:rsid="00a6b4e0"/>
    </style:style>
    <style:style style:name="T85" style:family="text">
      <style:text-properties officeooo:rsid="00a7df5d"/>
    </style:style>
    <style:style style:name="T86" style:family="text">
      <style:text-properties officeooo:rsid="00a9d47a"/>
    </style:style>
    <style:style style:name="T87" style:family="text">
      <style:text-properties officeooo:rsid="00ae4013"/>
    </style:style>
    <style:style style:name="T88" style:family="text">
      <style:text-properties officeooo:rsid="00ae5122"/>
    </style:style>
    <style:style style:name="T89" style:family="text">
      <style:text-properties officeooo:rsid="00b01ce0"/>
    </style:style>
    <style:style style:name="T90" style:family="text">
      <style:text-properties officeooo:rsid="00b38d1c"/>
    </style:style>
    <style:style style:name="T91" style:family="text">
      <style:text-properties officeooo:rsid="00b8df22"/>
    </style:style>
    <style:style style:name="T92" style:family="text">
      <style:text-properties fo:font-style="normal" style:text-underline-style="none" fo:font-weight="normal" style:font-style-asian="normal" style:font-weight-asian="normal" style:font-style-complex="normal" style:font-weight-complex="normal"/>
    </style:style>
    <style:style style:name="T93" style:family="text">
      <style:text-properties officeooo:rsid="00bf27b3"/>
    </style:style>
    <style:style style:name="T94" style:family="text">
      <style:text-properties officeooo:rsid="00b8df22" style:font-size-asian="10.5pt" style:text-rotation-angle="0" style:text-rotation-scale="fixed" loext:shadow="none"/>
    </style:style>
    <style:style style:name="T95" style:family="text">
      <style:text-properties officeooo:rsid="00c61cd4"/>
    </style:style>
    <style:style style:name="T96" style:family="text">
      <style:text-properties officeooo:rsid="00c7d121"/>
    </style:style>
    <style:style style:name="T97" style:family="text">
      <style:text-properties officeooo:rsid="00d262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99cm" fo:text-indent="0.136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499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499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s général :</text:p>
      <text:p text:style-name="P17">Description de l’environnement :</text:p>
      <text:p text:style-name="P72"/>
      <text:p text:style-name="P73">L’immeuble accueille un ascenseur qui dessert 4 étages ainsi qu’un Rdc.</text:p>
      <text:p text:style-name="P73"/>
      <text:p text:style-name="P71">Un ascenseur est composé des éléments suivants :</text:p>
      <text:list xml:id="list1716214445" text:style-name="L1">
        <text:list-item>
          <text:p text:style-name="P141"><text:span text:style-name="T23">M</text:span><text:span text:style-name="T8">oteur de traction :</text:span> ce moteur actionne la cabine et permet son arrêt. Il est pilotable au travers de 4 commandes <text:span text:style-name="T75">par le système de contrôle</text:span> :</text:p>
          <text:list>
            <text:list-item>
              <text:p text:style-name="P141">monter ;</text:p>
            </text:list-item>
            <text:list-item>
              <text:p text:style-name="P141">descendre ;</text:p>
            </text:list-item>
            <text:list-item>
              <text:p text:style-name="P141">arrêter au prochain niveau ;</text:p>
            </text:list-item>
            <text:list-item>
              <text:p text:style-name="P141">arrêter d’urgence.</text:p>
            </text:list-item>
          </text:list>
        </text:list-item>
        <text:list-item>
          <text:p text:style-name="P142"><text:span text:style-name="T23">C</text:span><text:span text:style-name="T8">apteur de passage d’étage :</text:span> celui-ci a une double fonction. En cas de demande d’arrêt au prochain étage, il permet d’aligner la cabine à l’étage (plancher de la cabine en continuité du plancher de l’étage). Il permet aussi d’indiquer le passage à un étage. <text:span text:style-name="T67">Ce capteur est de type poussoir positionné dans la cage et envoie 2 messages au système de contrôle : un message « cabine sur étage » quand la cabine est sur l’étage (en mode passage ou stationnement) et un message « cabine hors étage » qui fait suite au précédent message quand la cabine quitte l’étage. Un capteur de ce type est positionné à chaque étage et est connecté à chaque entrée du système de contrôle mais il n’est pas possible d’identifier le capteur qui a émis un message. Avec la connaissance du message envoyé et de l’historique de desserte, le système de contrôle de l’ascenseur est en mesure de déterminer quel étage la cage vient de passer. Ce type de capteur communique aussi avec le système de contrôle du pupitre de sélection d’étages.</text:span></text:p>
        </text:list-item>
        <text:list-item>
          <text:p text:style-name="P143"><text:span text:style-name="T23">Porte coulissante :</text:span><text:span text:style-name="T69"> elle se compose de 2 parties : une partie solidaire à la cabine qui isole les passagers durant les phases de mouvement de la cabine et s’ouvre quand l’arrêt à l’étage a été demandé et que la cabine est alignée à l’étage ; une partie solidaire à chaque étage qui évite l’accès à la cage quand l’ascenseur n’est pas arrêté à l’étage. Ces 2 parties fonctionne de concert quand un arrêt a été demandé à un étage (ouverture) et quand l’ascenseur repart (fermeture). Suite à la desserte d’un étage, les 2 éléments coulissants de cette porte se ferment après une temporisation de T sec. . Le système de contrôle peut communiquer avec les portes coulissantes pour commander l’ouverture et la fermeture.</text:span></text:p>
        </text:list-item>
        <text:list-item>
          <text:p text:style-name="P144">il n’y a pas de détecteur d’obstacle sur cet ascenseur.</text:p>
        </text:list-item>
        <text:list-item>
          <text:p text:style-name="P144"><text:span text:style-name="T23">A</text:span><text:span text:style-name="T8">vertisseur sonore d’arrêt/</text:span><text:span text:style-name="T23">passage</text:span><text:span text:style-name="T8"> à </text:span><text:span text:style-name="T23">un </text:span><text:span text:style-name="T8">étage :</text:span> <text:span text:style-name="T69">ce type de dispositif est installé à chaque étage à proximité de la porte coulissante extérieure. Il émet un signal sonore à l’arrivée de la cabine à l’étage pour indiquer la desserte de cet étage et il émet un autre signal avant la fermeture des portes pour signaler l’arrêt de tout mouvement d’entrée/sortie dans la cabine. L’émission d’un signal sonore est piloté par le système de contrôle. Ce dispositif est aussi présent dans la cabine et répond aux mêmes spécificités avec une fonctionnalité supplémentaire : au passage d’un étage non desservi, un signal sonore est émis. Ce signal est aussi piloté par le système de contrôle suite à la réception d’un message « cabine hors étage ».</text:span></text:p>
        </text:list-item>
        <text:list-item>
          <text:p text:style-name="P144"><text:span text:style-name="T23">I</text:span><text:span text:style-name="T8">ndicateur d’étages :</text:span> <text:span text:style-name="T69">ce dispositif est présent à chaque étage à proximité de la porte coulissante et dans la cabine. Il est piloté par le système de contrôle sur sollicitation des capteurs de passage d’étage. Il indique l’étage de stationnement de la cabine ou l’étage dépassé quand la cabine est en mouvement.</text:span></text:p>
        </text:list-item>
        <text:list-item>
          <text:p text:style-name="P147"><text:span text:style-name="T8">Indicateur de direction de mouvement :</text:span> <text:span text:style-name="T70">cet afficheur indique la montée ou la descente de la cabine (flèche montante ou descendante) est présent dans la cabine <text:s/>et précise la direction de mouvement de la cabine si la cabine est en mouvement ou la prochaine direction que la cabine va prendre suite à une reprise de mouvement de la cabine (desserte d’un étage ou arrêt d’urgence). Il est piloté par le système</text:span></text:p>
        </text:list-item>
        <text:list-item>
          <text:p text:style-name="P145"><text:soft-page-break/><text:span text:style-name="T25">I</text:span><text:span text:style-name="T24">nterrupteur d’arrêt d’urgence :</text:span><text:span text:style-name="T68"> cet interrupteur se présente comme un bouton poussoir et possède 2 états : enfoncé, il provoque l’arrêt d’urgence de la cabine, non enfoncé, il annule tout précédent ordre d’arrêt d’urgence. Les 2 états de transition de cet interrupteur sont transmis au système de commande.</text:span></text:p>
        </text:list-item>
        <text:list-item>
          <text:p text:style-name="P148"><text:span text:style-name="T71">Dispositif d’appel de l’ascenseur :</text:span><text:span text:style-name="T45"> il se situe à chaque étage à proximité de la porte coulissante et se compose de 2 boutons pour indiquer la direction de l’étage vers lequel l’usager souhaite se rendre. Lorsque l’étage de desserte est différent de l’étage d’appel, l’appui sur l’un de ces boutons provoque l’éclairage de ce dernier pour marquer la prise en compte de la sollicitation et il s’éteint à la desserte de l’étage. Les 2 boutons peuvent être sélectionnés simultanément pour marquer des intentions différentes des usagers. Lors de la desserte d’un étage, ce dispositif est désactivé </text:span><text:span text:style-name="T46">à l’étage de stationnement tant que la porte coulissante n’est pas en situation de fermeture. Le système de contrôle reçoit les messages d’appel de l’ascenseur pour un étage et ne prend en compte que la 1ère demande d’appel pour une direction donnée et un étage donné (plusieurs sollicitations sur un même bouton ne sont pas comptabilisées, seul l’état de sollicitation est traité par le système de contrôle avec l’étage et le type de sollicitation). L</text:span><text:span text:style-name="T47">a désactivation du dispositif et la remise à l’état initial suite à une desserte d’étage n’est pas pilotée par le système de contrôle. Le système de contrôle peut envoyer un message de réinitialisation au dispositif suite à une annulation d’arrêt d’urgence.</text:span><text:span text:style-name="T46"><text:line-break/>Aux étages terminaux (RdC et dernier étage), seuls les boutons en rapport avec le fonctionnement logique sont activés et le système de contrôle ne répondra qu’à une sollicitation logique.<text:line-break/>Suite à une annulation d’arrêt d’urgence, le système de contrôle supprime toute demande antérieure d’appel de l’ascenseur</text:span></text:p>
        </text:list-item>
        <text:list-item>
          <text:p text:style-name="P146"><text:span text:style-name="T26">Pupitre de sélection d’étages à desservir :</text:span> C<text:span text:style-name="T72">e tableau est composé de boutons poussoir en nombre égal au nombre d’étages pouvant être desservis (étages possédant une prote coulissante, y compris RdC). Chaque bouton identifie visuellement un étage et possède 4 états : « non sélectionnable », « sélectionnable », « sélectionné » ou « remis à zéro ». L’état « sélectionné » indique la volonté d’un passage de la cabine de se rendre à l’étage correspondant au bouton sélectionné. Ce bouton est « non sélectionnable » s’il correspond à un étage actuellement desservi. Quand la porte coulissante se referme, il redevient « sélectionnable ». Des sélections multiples sont possibles et gérées par la logique interne du système de contrôle du pupitre. Ce dernier communique au système de contrôle de l’ascenseur les messages de sélection d’un étage (plusieurs messages pour un même étage à desservir peuvent être envoyé mais seul l’état de sélection de desserte de l’étage est pris en compte) et le système de contrôle communique au système de contrôle du pupitre qu’un étage a été desservi. Lors d’une annulation d’une demande d’arrêt d’urgence, le système de contrôle de l’ascenseur envoie un message de réinitialisation au système de contrôle du pupitre.</text:span></text:p>
        </text:list-item>
        <text:list-item>
          <text:p text:style-name="P149">Usager / passager :<text:span text:style-name="T28"> il fait office d’opérateur de l’ascenseur lorsqu’il souhaite récupérer l’ascenseur ou il sélectionne un ou plusieurs étages ou il demande un arrêt d’urgence.</text:span></text:p>
        </text:list-item>
        <text:list-item>
          <text:p text:style-name="P150">Système de contrôle de l’ascenseur [SC asc.] :<text:span text:style-name="T92"> il pilote les différents composants suivant sa logique interne, les messages qu’il reçoit des différents composants et le précédent état de l’ascenseur.</text:span></text:p>
        </text:list-item>
      </text:list>
      <text:p text:style-name="P20"/>
      <text:p text:style-name="P120"><text:span text:style-name="T84">Structure</text:span> des composants :</text:p>
      <text:p text:style-name="P20"/>
      <text:p text:style-name="P31">Moteur :</text:p>
      <text:p text:style-name="P48"/>
      <table:table table:name="Tableau1" table:style-name="Tableau1">
        <table:table-column table:style-name="Tableau1.A" table:number-columns-repeated="3"/>
        <table:table-row>
          <table:table-cell table:style-name="Tableau1.A1" office:value-type="string">
            <text:p text:style-name="P75">Message vers <text:span text:style-name="T73">↗</text:span></text:p>
          </table:table-cell>
          <table:table-cell table:style-name="Tableau1.A1" office:value-type="string">
            <text:p text:style-name="P96">Capteur de passage d’étages</text:p>
          </table:table-cell>
          <table:table-cell table:style-name="Tableau1.C1" office:value-type="string">
            <text:p text:style-name="P75">SC <text:span text:style-name="T85">asc.</text:span></text:p>
          </table:table-cell>
        </table:table-row>
        <table:table-row>
          <table:table-cell table:style-name="Tableau1.A2" office:value-type="string">
            <text:p text:style-name="P96">Capteur de passage d’étages</text:p>
          </table:table-cell>
          <table:table-cell table:style-name="Tableau1.A2" office:value-type="string">
            <text:p text:style-name="P162">Ø</text:p>
          </table:table-cell>
          <table:table-cell table:style-name="Tableau1.C2" office:value-type="string">
            <text:list xml:id="list2241767684" text:style-name="L2">
              <text:list-header>
                <text:p text:style-name="P173">Ø</text:p>
              </text:list-header>
            </text:list>
          </table:table-cell>
        </table:table-row>
        <table:table-row>
          <table:table-cell table:style-name="Tableau1.A2" office:value-type="string">
            <text:p text:style-name="P75">SC <text:span text:style-name="T85">asc.</text:span></text:p>
          </table:table-cell>
          <table:table-cell table:style-name="Tableau1.A2" office:value-type="string">
            <text:list xml:id="list246283135" text:style-name="L3">
              <text:list-item>
                <text:p text:style-name="P182">arrêter à un étage</text:p>
              </text:list-item>
              <text:list-item>
                <text:p text:style-name="P182">monter</text:p>
              </text:list-item>
              <text:list-item>
                <text:p text:style-name="P182">descendre</text:p>
              </text:list-item>
              <text:list-item>
                <text:p text:style-name="P182">arrêter en urgence</text:p>
              </text:list-item>
            </text:list>
          </table:table-cell>
          <table:table-cell table:style-name="Tableau1.C2" office:value-type="string">
            <text:p text:style-name="P176">voir « Système de contrôle de l’ascenseur »</text:p>
          </table:table-cell>
        </table:table-row>
      </table:table>
      <text:p text:style-name="P49"/>
      <table:table table:name="Tableau2" table:style-name="Tableau2">
        <table:table-column table:style-name="Tableau2.A"/>
        <table:table-column table:style-name="Tableau2.B"/>
        <table:table-column table:style-name="Tableau2.C"/>
        <table:table-row>
          <table:table-cell table:style-name="Tableau2.A1" office:value-type="string">
            <text:p text:style-name="P107"/>
          </table:table-cell>
          <table:table-cell table:style-name="Tableau2.A1" office:value-type="string">
            <text:p text:style-name="P86">Etats</text:p>
          </table:table-cell>
          <table:table-cell table:style-name="Tableau2.C1" office:value-type="string">
            <text:p text:style-name="P98">Sorties</text:p>
          </table:table-cell>
        </table:table-row>
        <table:table-row>
          <table:table-cell table:style-name="Tableau2.A2" office:value-type="string">
            <text:p text:style-name="P86">Moteur</text:p>
          </table:table-cell>
          <table:table-cell table:style-name="Tableau2.A2" office:value-type="string">
            <text:list xml:id="list1733999693" text:style-name="L4">
              <text:list-item>
                <text:p text:style-name="P183">arrêt étage</text:p>
              </text:list-item>
              <text:list-item>
                <text:p text:style-name="P183">en montée</text:p>
              </text:list-item>
              <text:list-item>
                <text:p text:style-name="P183">en descente</text:p>
              </text:list-item>
              <text:list-item>
                <text:p text:style-name="P183">arrêt d’urgence</text:p>
              </text:list-item>
            </text:list>
          </table:table-cell>
          <table:table-cell table:style-name="Tableau2.C2" office:value-type="string">
            <text:p text:style-name="P163">Ø</text:p>
          </table:table-cell>
        </table:table-row>
      </table:table>
      <text:p text:style-name="P32"/>
      <text:p text:style-name="P32"><text:span text:style-name="T74">Capteur de passage d’étages</text:span> :</text:p>
      <text:p text:style-name="P50"/>
      <table:table table:name="Tableau3" table:style-name="Tableau3">
        <table:table-column table:style-name="Tableau3.A"/>
        <table:table-column table:style-name="Tableau3.B"/>
        <table:table-column table:style-name="Tableau3.A"/>
        <table:table-column table:style-name="Tableau3.D"/>
        <table:table-row>
          <table:table-cell table:style-name="Tableau3.A1" office:value-type="string">
            <text:p text:style-name="P74">Message vers <text:span text:style-name="T73">↗</text:span></text:p>
          </table:table-cell>
          <table:table-cell table:style-name="Tableau3.A1" office:value-type="string">
            <text:p text:style-name="P95">Capteur de passage d’étages</text:p>
          </table:table-cell>
          <table:table-cell table:style-name="Tableau3.A1" office:value-type="string">
            <text:p text:style-name="P74">SC <text:span text:style-name="T85">asc.</text:span></text:p>
          </table:table-cell>
          <table:table-cell table:style-name="Tableau3.D1" office:value-type="string">
            <text:p text:style-name="P108">SC pupitre</text:p>
          </table:table-cell>
        </table:table-row>
        <table:table-row>
          <table:table-cell table:style-name="Tableau3.A2" office:value-type="string">
            <text:p text:style-name="P95">Capteur de passage d’étages</text:p>
          </table:table-cell>
          <table:table-cell table:style-name="Tableau3.A2" office:value-type="string">
            <text:p text:style-name="P164">Ø</text:p>
          </table:table-cell>
          <table:table-cell table:style-name="Tableau3.A2" office:value-type="string">
            <text:list xml:id="list1585750012" text:style-name="L5">
              <text:list-item>
                <text:p text:style-name="P186">être à un étage</text:p>
              </text:list-item>
              <text:list-item>
                <text:p text:style-name="P186">quitter un étage</text:p>
              </text:list-item>
            </text:list>
          </table:table-cell>
          <table:table-cell table:style-name="Tableau3.D2" office:value-type="string">
            <text:list xml:id="list113254943419660" text:continue-numbering="true" text:style-name="L5">
              <text:list-item>
                <text:p text:style-name="P184">éteindre bouton étage</text:p>
              </text:list-item>
            </text:list>
          </table:table-cell>
        </table:table-row>
        <table:table-row>
          <table:table-cell table:style-name="Tableau3.A2" office:value-type="string">
            <text:p text:style-name="P74">SC <text:span text:style-name="T85">asc.</text:span></text:p>
          </table:table-cell>
          <table:table-cell table:style-name="Tableau3.A2" office:value-type="string">
            <text:p text:style-name="P172">Ø</text:p>
          </table:table-cell>
          <table:table-cell table:style-name="Tableau3.A2" office:value-type="string">
            <text:p text:style-name="P176">voir « Système de contrôle de l’ascenseur »</text:p>
          </table:table-cell>
          <table:table-cell table:style-name="Tableau3.D2" office:value-type="string">
            <text:p text:style-name="P138">voir « pupitre de sélection d’étages à desservir »</text:p>
          </table:table-cell>
        </table:table-row>
        <table:table-row>
          <table:table-cell table:style-name="Tableau3.A2" office:value-type="string">
            <text:p text:style-name="P108">SC pupitre</text:p>
          </table:table-cell>
          <table:table-cell table:style-name="Tableau3.A2" office:value-type="string">
            <text:p text:style-name="P172">Ø</text:p>
          </table:table-cell>
          <table:table-cell table:style-name="Tableau3.A2" office:value-type="string">
            <text:p text:style-name="P138">voir « pupitre de sélection d’étages à desservir »</text:p>
          </table:table-cell>
          <table:table-cell table:style-name="Tableau3.D2" office:value-type="string">
            <text:p text:style-name="P180">Ø</text:p>
          </table:table-cell>
        </table:table-row>
      </table:table>
      <text:p text:style-name="P21"/>
      <table:table table:name="Tableau4" table:style-name="Tableau4">
        <table:table-column table:style-name="Tableau4.A"/>
        <table:table-column table:style-name="Tableau4.B"/>
        <table:table-column table:style-name="Tableau4.C"/>
        <table:table-row>
          <table:table-cell table:style-name="Tableau4.A1" office:value-type="string">
            <text:p text:style-name="P84"/>
          </table:table-cell>
          <table:table-cell table:style-name="Tableau4.A1" office:value-type="string">
            <text:p text:style-name="P85">Etats</text:p>
          </table:table-cell>
          <table:table-cell table:style-name="Tableau4.C1" office:value-type="string">
            <text:p text:style-name="P97">Sorties</text:p>
          </table:table-cell>
        </table:table-row>
        <table:table-row>
          <table:table-cell table:style-name="Tableau4.A2" office:value-type="string">
            <text:p text:style-name="P108">Capteur de passage d’étages</text:p>
          </table:table-cell>
          <table:table-cell table:style-name="Tableau4.A2" office:value-type="string">
            <text:list xml:id="list113253635683896" text:continue-list="list1733999693" text:style-name="L4">
              <text:list-item>
                <text:p text:style-name="P185">cabine à un étage</text:p>
              </text:list-item>
              <text:list-item>
                <text:p text:style-name="P185">cabine hors d’un étage</text:p>
              </text:list-item>
            </text:list>
          </table:table-cell>
          <table:table-cell table:style-name="Tableau4.C2" office:value-type="string">
            <text:p text:style-name="P164">Ø</text:p>
          </table:table-cell>
        </table:table-row>
      </table:table>
      <text:p text:style-name="P21"/>
      <text:p text:style-name="P33"><text:span text:style-name="T86">Porte coulissante</text:span> :</text:p>
      <text:p text:style-name="P51"/>
      <table:table table:name="Tableau5" table:style-name="Tableau5">
        <table:table-column table:style-name="Tableau5.A" table:number-columns-repeated="3"/>
        <table:table-row>
          <table:table-cell table:style-name="Tableau5.A1" office:value-type="string">
            <text:p text:style-name="P76">Message vers <text:span text:style-name="T73">↗</text:span></text:p>
          </table:table-cell>
          <table:table-cell table:style-name="Tableau5.A1" office:value-type="string">
            <text:p text:style-name="P110">Porte coulissante</text:p>
          </table:table-cell>
          <table:table-cell table:style-name="Tableau5.C1" office:value-type="string">
            <text:p text:style-name="P76">SC <text:span text:style-name="T86">asc.</text:span></text:p>
          </table:table-cell>
        </table:table-row>
        <table:table-row>
          <table:table-cell table:style-name="Tableau5.A2" office:value-type="string">
            <text:p text:style-name="P110">Porte coulissante</text:p>
          </table:table-cell>
          <table:table-cell table:style-name="Tableau5.A2" office:value-type="string">
            <text:p text:style-name="P165">Ø</text:p>
          </table:table-cell>
          <table:table-cell table:style-name="Tableau5.C2" office:value-type="string">
            <text:p text:style-name="P227">Ø</text:p>
          </table:table-cell>
        </table:table-row>
        <table:table-row>
          <table:table-cell table:style-name="Tableau5.A2" office:value-type="string">
            <text:p text:style-name="P76">SC <text:span text:style-name="T86">asc.</text:span></text:p>
          </table:table-cell>
          <table:table-cell table:style-name="Tableau5.A2" office:value-type="string">
            <text:list xml:id="list4113057863" text:style-name="L6">
              <text:list-item>
                <text:p text:style-name="P187">ouvrir porte</text:p>
              </text:list-item>
              <text:list-item>
                <text:p text:style-name="P187">fermer porte</text:p>
              </text:list-item>
            </text:list>
          </table:table-cell>
          <table:table-cell table:style-name="Tableau5.C2" office:value-type="string">
            <text:p text:style-name="P176">voir « Système de contrôle de l’ascenseur »</text:p>
          </table:table-cell>
        </table:table-row>
      </table:table>
      <text:p text:style-name="P22"/>
      <table:table table:name="Tableau6" table:style-name="Tableau6">
        <table:table-column table:style-name="Tableau6.A"/>
        <table:table-column table:style-name="Tableau6.B"/>
        <table:table-column table:style-name="Tableau6.C"/>
        <table:table-row>
          <table:table-cell table:style-name="Tableau6.A1" office:value-type="string">
            <text:p text:style-name="P109"/>
          </table:table-cell>
          <table:table-cell table:style-name="Tableau6.A1" office:value-type="string">
            <text:p text:style-name="P87">Etats</text:p>
          </table:table-cell>
          <table:table-cell table:style-name="Tableau6.C1" office:value-type="string">
            <text:p text:style-name="P99">Sorties</text:p>
          </table:table-cell>
        </table:table-row>
        <table:table-row>
          <table:table-cell table:style-name="Tableau6.A2" office:value-type="string">
            <text:p text:style-name="P110">Porte coulissante</text:p>
          </table:table-cell>
          <table:table-cell table:style-name="Tableau6.A2" office:value-type="string">
            <text:list xml:id="list3694747811" text:style-name="L7">
              <text:list-item>
                <text:p text:style-name="P205">porte ouverte</text:p>
              </text:list-item>
              <text:list-item>
                <text:p text:style-name="P206">porte fermée</text:p>
              </text:list-item>
            </text:list>
          </table:table-cell>
          <table:table-cell table:style-name="Tableau6.C2" office:value-type="string">
            <text:p text:style-name="P165">Ø</text:p>
          </table:table-cell>
        </table:table-row>
      </table:table>
      <text:p text:style-name="P22"/>
      <text:p text:style-name="P34"/>
      <text:p text:style-name="P123"><text:span text:style-name="T86">Avertisseur sonore d’arrêt / passage à un étage</text:span> :</text:p>
      <text:p text:style-name="P52"/>
      <table:table table:name="Tableau7" table:style-name="Tableau7">
        <table:table-column table:style-name="Tableau7.A" table:number-columns-repeated="3"/>
        <table:table-row>
          <table:table-cell table:style-name="Tableau7.A1" office:value-type="string">
            <text:p text:style-name="P77">Message vers <text:span text:style-name="T73">↗</text:span></text:p>
          </table:table-cell>
          <table:table-cell table:style-name="Tableau7.A1" office:value-type="string">
            <text:p text:style-name="P154">Avertisseur sonore d’arrêt / passage à un étage</text:p>
          </table:table-cell>
          <table:table-cell table:style-name="Tableau7.C1" office:value-type="string">
            <text:p text:style-name="P77">SC <text:span text:style-name="T86">asc.</text:span></text:p>
          </table:table-cell>
        </table:table-row>
        <table:table-row>
          <table:table-cell table:style-name="Tableau7.A2" office:value-type="string">
            <text:p text:style-name="P154">Avertisseur sonore d’arrêt / passage à un étage</text:p>
          </table:table-cell>
          <table:table-cell table:style-name="Tableau7.A2" office:value-type="string">
            <text:p text:style-name="P166">Ø</text:p>
          </table:table-cell>
          <table:table-cell table:style-name="Tableau7.C2" office:value-type="string">
            <text:p text:style-name="P227">Ø</text:p>
          </table:table-cell>
        </table:table-row>
        <table:table-row>
          <table:table-cell table:style-name="Tableau7.A2" office:value-type="string">
            <text:p text:style-name="P77">SC <text:span text:style-name="T86">asc.</text:span></text:p>
          </table:table-cell>
          <table:table-cell table:style-name="Tableau7.A2" office:value-type="string">
            <text:list xml:id="list113254165155772" text:continue-list="list4113057863" text:style-name="L6">
              <text:list-item>
                <text:p text:style-name="P207"><text:span text:style-name="T76">émettre son</text:span><text:span text:style-name="T77"> </text:span><text:span text:style-name="T76">cabine</text:span></text:p>
              </text:list-item>
              <text:list-item>
                <text:p text:style-name="P189">émettre son étage</text:p>
              </text:list-item>
            </text:list>
          </table:table-cell>
          <table:table-cell table:style-name="Tableau7.C2" office:value-type="string">
            <text:p text:style-name="P176">voir « Système de contrôle de l’ascenseur »</text:p>
          </table:table-cell>
        </table:table-row>
      </table:table>
      <text:p text:style-name="P23"/>
      <table:table table:name="Tableau8" table:style-name="Tableau8">
        <table:table-column table:style-name="Tableau8.A"/>
        <table:table-column table:style-name="Tableau8.B"/>
        <table:table-column table:style-name="Tableau8.C"/>
        <table:table-row>
          <table:table-cell table:style-name="Tableau8.A1" office:value-type="string">
            <text:p text:style-name="P111"/>
          </table:table-cell>
          <table:table-cell table:style-name="Tableau8.A1" office:value-type="string">
            <text:p text:style-name="P88">Etats</text:p>
          </table:table-cell>
          <table:table-cell table:style-name="Tableau8.C1" office:value-type="string">
            <text:p text:style-name="P100">Sorties</text:p>
          </table:table-cell>
        </table:table-row>
        <table:table-row>
          <table:table-cell table:style-name="Tableau8.A2" office:value-type="string">
            <text:p text:style-name="P154">Avertisseur sonore d’arrêt / passage à un étage</text:p>
          </table:table-cell>
          <table:table-cell table:style-name="Tableau8.A2" office:value-type="string">
            <text:list xml:id="list4064902207" text:style-name="L8">
              <text:list-item>
                <text:p text:style-name="P208">son cabine émis</text:p>
              </text:list-item>
              <text:list-item>
                <text:p text:style-name="P208">son étage émis</text:p>
              </text:list-item>
            </text:list>
          </table:table-cell>
          <table:table-cell table:style-name="Tableau8.C2" office:value-type="string">
            <text:list xml:id="list113254495477686" text:continue-numbering="true" text:style-name="L8">
              <text:list-header>
                <text:p text:style-name="P235">Ø</text:p>
              </text:list-header>
            </text:list>
          </table:table-cell>
        </table:table-row>
      </table:table>
      <text:p text:style-name="P23"/>
      <text:p text:style-name="P35"><text:span text:style-name="T87">Indicateur d’étages</text:span> :</text:p>
      <text:p text:style-name="P53"/>
      <table:table table:name="Tableau9" table:style-name="Tableau9">
        <table:table-column table:style-name="Tableau9.A" table:number-columns-repeated="3"/>
        <table:table-row>
          <table:table-cell table:style-name="Tableau9.A1" office:value-type="string">
            <text:p text:style-name="P78">Message vers <text:span text:style-name="T73">↗</text:span></text:p>
          </table:table-cell>
          <table:table-cell table:style-name="Tableau9.A1" office:value-type="string">
            <text:p text:style-name="P127">Indicateur d’étages</text:p>
          </table:table-cell>
          <table:table-cell table:style-name="Tableau9.C1" office:value-type="string">
            <text:p text:style-name="P78">SC <text:span text:style-name="T86">asc.</text:span></text:p>
          </table:table-cell>
        </table:table-row>
        <table:table-row>
          <table:table-cell table:style-name="Tableau9.A2" office:value-type="string">
            <text:p text:style-name="P127">Indicateur d’étages</text:p>
          </table:table-cell>
          <table:table-cell table:style-name="Tableau9.A2" office:value-type="string">
            <text:p text:style-name="P167">Ø</text:p>
          </table:table-cell>
          <table:table-cell table:style-name="Tableau9.C2" office:value-type="string">
            <text:p text:style-name="P228">Ø</text:p>
          </table:table-cell>
        </table:table-row>
        <table:table-row>
          <table:table-cell table:style-name="Tableau9.A2" office:value-type="string">
            <text:p text:style-name="P78">SC <text:span text:style-name="T86">asc.</text:span></text:p>
          </table:table-cell>
          <table:table-cell table:style-name="Tableau9.A2" office:value-type="string">
            <text:list xml:id="list113253471243526" text:continue-list="list113254165155772" text:style-name="L6">
              <text:list-item>
                <text:p text:style-name="P190">afficher étage de la cabine</text:p>
              </text:list-item>
            </text:list>
          </table:table-cell>
          <table:table-cell table:style-name="Tableau9.C2" office:value-type="string">
            <text:p text:style-name="P176">voir « Système de contrôle de l’ascenseur »</text:p>
          </table:table-cell>
        </table:table-row>
      </table:table>
      <text:p text:style-name="P24"/>
      <table:table table:name="Tableau10" table:style-name="Tableau10">
        <table:table-column table:style-name="Tableau10.A"/>
        <table:table-column table:style-name="Tableau10.B"/>
        <table:table-column table:style-name="Tableau10.C"/>
        <table:table-row>
          <table:table-cell table:style-name="Tableau10.A1" office:value-type="string">
            <text:p text:style-name="P112"/>
          </table:table-cell>
          <table:table-cell table:style-name="Tableau10.A1" office:value-type="string">
            <text:p text:style-name="P89">Etats</text:p>
          </table:table-cell>
          <table:table-cell table:style-name="Tableau10.C1" office:value-type="string">
            <text:p text:style-name="P101">Sorties</text:p>
          </table:table-cell>
        </table:table-row>
        <table:table-row>
          <table:table-cell table:style-name="Tableau10.A2" office:value-type="string">
            <text:p text:style-name="P127">Indicateur d’étages</text:p>
          </table:table-cell>
          <table:table-cell table:style-name="Tableau10.A2" office:value-type="string">
            <text:list xml:id="list810992175" text:style-name="L9">
              <text:list-item>
                <text:p text:style-name="P224">étage affiché</text:p>
              </text:list-item>
            </text:list>
          </table:table-cell>
          <table:table-cell table:style-name="Tableau10.C2" office:value-type="string">
            <text:list xml:id="list113254191205547" text:continue-numbering="true" text:style-name="L9">
              <text:list-header>
                <text:p text:style-name="P236">Ø</text:p>
              </text:list-header>
            </text:list>
          </table:table-cell>
        </table:table-row>
      </table:table>
      <text:p text:style-name="P24"/>
      <text:p text:style-name="P36"><text:span text:style-name="T87">Indicateur de direction de mouvement</text:span> :</text:p>
      <text:p text:style-name="P54"/>
      <table:table table:name="Tableau11" table:style-name="Tableau11">
        <table:table-column table:style-name="Tableau11.A" table:number-columns-repeated="3"/>
        <table:table-row>
          <table:table-cell table:style-name="Tableau11.A1" office:value-type="string">
            <text:p text:style-name="P79">Message vers <text:span text:style-name="T73">↗</text:span></text:p>
          </table:table-cell>
          <table:table-cell table:style-name="Tableau11.A1" office:value-type="string">
            <text:p text:style-name="P128">Indicateur d<text:span text:style-name="T88">e direction de mouvement</text:span></text:p>
          </table:table-cell>
          <table:table-cell table:style-name="Tableau11.C1" office:value-type="string">
            <text:p text:style-name="P79">SC <text:span text:style-name="T86">asc.</text:span></text:p>
          </table:table-cell>
        </table:table-row>
        <table:table-row>
          <table:table-cell table:style-name="Tableau11.A2" office:value-type="string">
            <text:p text:style-name="P128">Indicateur d<text:span text:style-name="T88">e direction de mouvement</text:span></text:p>
          </table:table-cell>
          <table:table-cell table:style-name="Tableau11.A2" office:value-type="string">
            <text:p text:style-name="P168">Ø</text:p>
          </table:table-cell>
          <table:table-cell table:style-name="Tableau11.C2" office:value-type="string">
            <text:p text:style-name="P229">Ø</text:p>
          </table:table-cell>
        </table:table-row>
        <table:table-row>
          <table:table-cell table:style-name="Tableau11.A2" office:value-type="string">
            <text:p text:style-name="P79">SC <text:span text:style-name="T86">asc.</text:span></text:p>
          </table:table-cell>
          <table:table-cell table:style-name="Tableau11.A2" office:value-type="string">
            <text:list xml:id="list113254444536622" text:continue-list="list113253471243526" text:style-name="L6">
              <text:list-item>
                <text:p text:style-name="P190">élever cabine</text:p>
              </text:list-item>
              <text:list-item>
                <text:p text:style-name="P190">descendre cabine</text:p>
              </text:list-item>
            </text:list>
          </table:table-cell>
          <table:table-cell table:style-name="Tableau11.C2" office:value-type="string">
            <text:p text:style-name="P176">voir « Système de contrôle de l’ascenseur »</text:p>
          </table:table-cell>
        </table:table-row>
      </table:table>
      <text:p text:style-name="P25"/>
      <table:table table:name="Tableau12" table:style-name="Tableau12">
        <table:table-column table:style-name="Tableau12.A"/>
        <table:table-column table:style-name="Tableau12.B"/>
        <table:table-column table:style-name="Tableau12.C"/>
        <table:table-row>
          <table:table-cell table:style-name="Tableau12.A1" office:value-type="string">
            <text:p text:style-name="P113"/>
          </table:table-cell>
          <table:table-cell table:style-name="Tableau12.A1" office:value-type="string">
            <text:p text:style-name="P90">Etats</text:p>
          </table:table-cell>
          <table:table-cell table:style-name="Tableau12.C1" office:value-type="string">
            <text:p text:style-name="P102">Sorties</text:p>
          </table:table-cell>
        </table:table-row>
        <table:table-row>
          <table:table-cell table:style-name="Tableau12.A2" office:value-type="string">
            <text:p text:style-name="P129">Indicateur d<text:span text:style-name="T88">e direction de mouvement</text:span></text:p>
          </table:table-cell>
          <table:table-cell table:style-name="Tableau12.A2" office:value-type="string">
            <text:list xml:id="list3874139081" text:style-name="L10">
              <text:list-item>
                <text:p text:style-name="P209">cabine en montée</text:p>
              </text:list-item>
              <text:list-item>
                <text:p text:style-name="P209">cabine en descente</text:p>
              </text:list-item>
            </text:list>
          </table:table-cell>
          <table:table-cell table:style-name="Tableau12.C2" office:value-type="string">
            <text:list xml:id="list113254557509484" text:continue-numbering="true" text:style-name="L10">
              <text:list-header>
                <text:p text:style-name="P237">Ø</text:p>
              </text:list-header>
            </text:list>
          </table:table-cell>
        </table:table-row>
      </table:table>
      <text:p text:style-name="P25"/>
      <text:p text:style-name="P38"/>
      <text:p text:style-name="P125"><text:span text:style-name="T90">Pupitre de sélection d’étages à desservir</text:span> :</text:p>
      <text:p text:style-name="P56"/>
      <table:table table:name="Tableau17" table:style-name="Tableau17">
        <table:table-column table:style-name="Tableau17.A" table:number-columns-repeated="3"/>
        <table:table-row>
          <table:table-cell table:style-name="Tableau17.A1" office:value-type="string">
            <text:p text:style-name="P81">Message vers <text:span text:style-name="T73">↗</text:span></text:p>
          </table:table-cell>
          <table:table-cell table:style-name="Tableau17.A1" office:value-type="string">
            <text:p text:style-name="P155">Pupitre de sélection d’étages à desservir</text:p>
          </table:table-cell>
          <table:table-cell table:style-name="Tableau17.C1" office:value-type="string">
            <text:p text:style-name="P81">SC <text:span text:style-name="T86">asc.</text:span></text:p>
          </table:table-cell>
        </table:table-row>
        <table:table-row>
          <table:table-cell table:style-name="Tableau17.A2" office:value-type="string">
            <text:p text:style-name="P155">Pupitre de sélection d’étages à desservir</text:p>
          </table:table-cell>
          <table:table-cell table:style-name="Tableau17.A2" office:value-type="string">
            <text:p text:style-name="P169">Ø</text:p>
          </table:table-cell>
          <table:table-cell table:style-name="Tableau17.C2" office:value-type="string">
            <text:list xml:id="list618574474" text:style-name="L11">
              <text:list-item>
                <text:p text:style-name="P210"><text:span text:style-name="T76">desservir étage n° </text:span><text:span text:style-name="T78">x</text:span></text:p>
              </text:list-item>
            </text:list>
          </table:table-cell>
        </table:table-row>
        <table:table-row>
          <table:table-cell table:style-name="Tableau17.A2" office:value-type="string">
            <text:p text:style-name="P81">SC <text:span text:style-name="T86">asc.</text:span></text:p>
          </table:table-cell>
          <table:table-cell table:style-name="Tableau17.A2" office:value-type="string">
            <text:list xml:id="list113253571599605" text:continue-list="list113254444536622" text:style-name="L6">
              <text:list-item>
                <text:p text:style-name="P191">réinitialiser pupitre</text:p>
              </text:list-item>
              <text:list-item>
                <text:p text:style-name="P191">désactiver pupitre</text:p>
              </text:list-item>
              <text:list-item>
                <text:p text:style-name="P191">activer pupitre</text:p>
              </text:list-item>
              <text:list-item>
                <text:p text:style-name="P204">arrêter à étage n° x</text:p>
              </text:list-item>
            </text:list>
          </table:table-cell>
          <table:table-cell table:style-name="Tableau17.C2" office:value-type="string">
            <text:p text:style-name="P177">voir « Système de contrôle de l’ascenseur »</text:p>
          </table:table-cell>
        </table:table-row>
      </table:table>
      <text:p text:style-name="P27"/>
      <table:table table:name="Tableau18" table:style-name="Tableau18">
        <table:table-column table:style-name="Tableau18.A"/>
        <table:table-column table:style-name="Tableau18.B"/>
        <table:table-column table:style-name="Tableau18.C"/>
        <table:table-row>
          <table:table-cell table:style-name="Tableau18.A1" office:value-type="string">
            <text:p text:style-name="P115"/>
          </table:table-cell>
          <table:table-cell table:style-name="Tableau18.A1" office:value-type="string">
            <text:p text:style-name="P92">Etats</text:p>
          </table:table-cell>
          <table:table-cell table:style-name="Tableau18.C1" office:value-type="string">
            <text:p text:style-name="P104">Sorties</text:p>
          </table:table-cell>
        </table:table-row>
        <table:table-row>
          <table:table-cell table:style-name="Tableau18.A2" office:value-type="string">
            <text:p text:style-name="P157">Pupitre de sélection d’étages à desservir</text:p>
          </table:table-cell>
          <table:table-cell table:style-name="Tableau18.A2" office:value-type="string">
            <text:list xml:id="list3496924547" text:style-name="L12">
              <text:list-item>
                <text:p text:style-name="P211">étage n° x sélectionné </text:p>
              </text:list-item>
              <text:list-item>
                <text:p text:style-name="P225">étage n° x désélectionné</text:p>
              </text:list-item>
              <text:list-item>
                <text:p text:style-name="P211">pupitre réinitialisé</text:p>
              </text:list-item>
              <text:list-item>
                <text:p text:style-name="P211">pupitre inactif</text:p>
              </text:list-item>
              <text:list-item>
                <text:p text:style-name="P211">pupitre actif</text:p>
              </text:list-item>
              <text:list-item>
                <text:p text:style-name="P226">étage n° x desservi</text:p>
              </text:list-item>
            </text:list>
          </table:table-cell>
          <table:table-cell table:style-name="Tableau18.C2" office:value-type="string">
            <text:list xml:id="list113253743610111" text:continue-numbering="true" text:style-name="L12">
              <text:list-header>
                <text:p text:style-name="P238">Ø</text:p>
              </text:list-header>
            </text:list>
          </table:table-cell>
        </table:table-row>
      </table:table>
      <text:p text:style-name="P37"/>
      <text:p text:style-name="P37"><text:span text:style-name="T89">Dispositif d’appel de l’ascenseur</text:span> :</text:p>
      <text:p text:style-name="P55"/>
      <table:table table:name="Tableau15" table:style-name="Tableau15">
        <table:table-column table:style-name="Tableau15.A"/>
        <table:table-column table:style-name="Tableau15.B"/>
        <table:table-column table:style-name="Tableau15.C"/>
        <table:table-row>
          <table:table-cell table:style-name="Tableau15.A1" office:value-type="string">
            <text:p text:style-name="P80">Message vers <text:span text:style-name="T73">↗</text:span></text:p>
          </table:table-cell>
          <table:table-cell table:style-name="Tableau15.A1" office:value-type="string">
            <text:p text:style-name="P130">Dispositif d’appel de l’ascenseur</text:p>
          </table:table-cell>
          <table:table-cell table:style-name="Tableau15.C1" office:value-type="string">
            <text:p text:style-name="P80">SC <text:span text:style-name="T86">asc.</text:span></text:p>
          </table:table-cell>
        </table:table-row>
        <table:table-row>
          <table:table-cell table:style-name="Tableau15.A2" office:value-type="string">
            <text:p text:style-name="P130">Dispositif d’appel de l’ascenseur</text:p>
          </table:table-cell>
          <table:table-cell table:style-name="Tableau15.A2" office:value-type="string">
            <text:p text:style-name="P170">Ø</text:p>
          </table:table-cell>
          <table:table-cell table:style-name="Tableau15.C2" office:value-type="string">
            <text:list xml:id="list11812098" text:style-name="L13">
              <text:list-item>
                <text:p text:style-name="P192">monter vers un étage</text:p>
              </text:list-item>
              <text:list-item>
                <text:p text:style-name="P192">descendre vers un étage</text:p>
              </text:list-item>
            </text:list>
          </table:table-cell>
        </table:table-row>
        <table:table-row>
          <table:table-cell table:style-name="Tableau15.A2" office:value-type="string">
            <text:p text:style-name="P80">SC <text:span text:style-name="T86">asc.</text:span></text:p>
          </table:table-cell>
          <table:table-cell table:style-name="Tableau15.A2" office:value-type="string">
            <text:list xml:id="list3769684777" text:style-name="L14">
              <text:list-item>
                <text:p text:style-name="P193">réinitialiser le dispositif</text:p>
              </text:list-item>
              <text:list-item>
                <text:p text:style-name="P195">désélectionner demande de montée</text:p>
              </text:list-item>
              <text:list-item>
                <text:p text:style-name="P195">désélectionner demande de descente</text:p>
              </text:list-item>
              <text:list-item>
                <text:p text:style-name="P196">désactiver dispositif</text:p>
              </text:list-item>
              <text:list-item>
                <text:p text:style-name="P196">activer dispositif</text:p>
              </text:list-item>
            </text:list>
          </table:table-cell>
          <table:table-cell table:style-name="Tableau15.C2" office:value-type="string">
            <text:p text:style-name="P178">voir « Système de contrôle de l’ascenseur »</text:p>
          </table:table-cell>
        </table:table-row>
      </table:table>
      <text:p text:style-name="P26"/>
      <table:table table:name="Tableau16" table:style-name="Tableau16">
        <table:table-column table:style-name="Tableau16.A"/>
        <table:table-column table:style-name="Tableau16.B"/>
        <table:table-column table:style-name="Tableau16.C"/>
        <table:table-row>
          <table:table-cell table:style-name="Tableau16.A1" office:value-type="string">
            <text:p text:style-name="P114"/>
          </table:table-cell>
          <table:table-cell table:style-name="Tableau16.A1" office:value-type="string">
            <text:p text:style-name="P91">Etats</text:p>
          </table:table-cell>
          <table:table-cell table:style-name="Tableau16.C1" office:value-type="string">
            <text:p text:style-name="P103">Sorties</text:p>
          </table:table-cell>
        </table:table-row>
        <table:table-row>
          <table:table-cell table:style-name="Tableau16.A2" office:value-type="string">
            <text:p text:style-name="P131">Dispositif d’appel de l’ascenseur</text:p>
          </table:table-cell>
          <table:table-cell table:style-name="Tableau16.A2" office:value-type="string">
            <text:list xml:id="list2548593508" text:style-name="L15">
              <text:list-item>
                <text:p text:style-name="P212">montée sélectionnée</text:p>
              </text:list-item>
              <text:list-item>
                <text:p text:style-name="P212">descente sélectionnée</text:p>
              </text:list-item>
              <text:list-item>
                <text:p text:style-name="P212">montée désélectionnée</text:p>
              </text:list-item>
              <text:list-item>
                <text:p text:style-name="P212">descente désélectionnée</text:p>
              </text:list-item>
              <text:list-item>
                <text:p text:style-name="P214">dispositif réinitialisé</text:p>
              </text:list-item>
              <text:list-item>
                <text:p text:style-name="P214">dispositif inactif</text:p>
              </text:list-item>
              <text:list-item>
                <text:p text:style-name="P214">dispositif actif</text:p>
              </text:list-item>
            </text:list>
          </table:table-cell>
          <table:table-cell table:style-name="Tableau16.C2" office:value-type="string">
            <text:list xml:id="list113253389965019" text:continue-numbering="true" text:style-name="L15">
              <text:list-header>
                <text:p text:style-name="P239">Ø</text:p>
              </text:list-header>
            </text:list>
          </table:table-cell>
        </table:table-row>
      </table:table>
      <text:p text:style-name="P26"/>
      <text:p text:style-name="P37"/>
      <text:p text:style-name="P124"><text:span text:style-name="T89">Interrupteur d’arrêt d’urgence</text:span> :</text:p>
      <text:p text:style-name="P55"/>
      <table:table table:name="Tableau13" table:style-name="Tableau13">
        <table:table-column table:style-name="Tableau13.A" table:number-columns-repeated="3"/>
        <table:table-row>
          <table:table-cell table:style-name="Tableau13.A1" office:value-type="string">
            <text:p text:style-name="P80">Message vers <text:span text:style-name="T73">↗</text:span></text:p>
          </table:table-cell>
          <table:table-cell table:style-name="Tableau13.A1" office:value-type="string">
            <text:p text:style-name="P130">Interrupteur d’arrêt d’urgence</text:p>
          </table:table-cell>
          <table:table-cell table:style-name="Tableau13.C1" office:value-type="string">
            <text:p text:style-name="P80">SC <text:span text:style-name="T86">asc.</text:span></text:p>
          </table:table-cell>
        </table:table-row>
        <table:table-row>
          <table:table-cell table:style-name="Tableau13.A2" office:value-type="string">
            <text:p text:style-name="P130">Interrupteur d’arrêt d’urgence</text:p>
          </table:table-cell>
          <table:table-cell table:style-name="Tableau13.A2" office:value-type="string">
            <text:p text:style-name="P170">Ø</text:p>
          </table:table-cell>
          <table:table-cell table:style-name="Tableau13.C2" office:value-type="string">
            <text:p text:style-name="P230">Ø</text:p>
          </table:table-cell>
        </table:table-row>
        <table:table-row>
          <table:table-cell table:style-name="Tableau13.A2" office:value-type="string">
            <text:p text:style-name="P80">SC <text:span text:style-name="T86">asc.</text:span></text:p>
          </table:table-cell>
          <table:table-cell table:style-name="Tableau13.A2" office:value-type="string">
            <text:list xml:id="list113253456070251" text:continue-list="list113253571599605" text:style-name="L6">
              <text:list-item>
                <text:p text:style-name="P194">actionner</text:p>
              </text:list-item>
              <text:list-item>
                <text:p text:style-name="P194">neutraliser</text:p>
              </text:list-item>
            </text:list>
          </table:table-cell>
          <table:table-cell table:style-name="Tableau13.C2" office:value-type="string">
            <text:p text:style-name="P178">voir « Système de contrôle de l’ascenseur »</text:p>
          </table:table-cell>
        </table:table-row>
      </table:table>
      <text:p text:style-name="P26"/>
      <table:table table:name="Tableau14" table:style-name="Tableau14">
        <table:table-column table:style-name="Tableau14.A"/>
        <table:table-column table:style-name="Tableau14.B"/>
        <table:table-column table:style-name="Tableau14.C"/>
        <table:table-row>
          <table:table-cell table:style-name="Tableau14.A1" office:value-type="string">
            <text:p text:style-name="P114"/>
          </table:table-cell>
          <table:table-cell table:style-name="Tableau14.A1" office:value-type="string">
            <text:p text:style-name="P91">Etats</text:p>
          </table:table-cell>
          <table:table-cell table:style-name="Tableau14.C1" office:value-type="string">
            <text:p text:style-name="P103">Sorties</text:p>
          </table:table-cell>
        </table:table-row>
        <table:table-row>
          <table:table-cell table:style-name="Tableau14.A2" office:value-type="string">
            <text:p text:style-name="P130">Interrupteur d’arrêt d’urgence</text:p>
          </table:table-cell>
          <table:table-cell table:style-name="Tableau14.A2" office:value-type="string">
            <text:list xml:id="list3824059029" text:style-name="L16">
              <text:list-item>
                <text:p text:style-name="P213">enclenché</text:p>
              </text:list-item>
              <text:list-item>
                <text:p text:style-name="P213">désenclenché</text:p>
              </text:list-item>
            </text:list>
          </table:table-cell>
          <table:table-cell table:style-name="Tableau14.C2" office:value-type="string">
            <text:list xml:id="list113254436650593" text:continue-numbering="true" text:style-name="L16">
              <text:list-header>
                <text:p text:style-name="P240">Ø</text:p>
              </text:list-header>
            </text:list>
          </table:table-cell>
        </table:table-row>
      </table:table>
      <text:p text:style-name="P26"/>
      <text:p text:style-name="P39"><text:span text:style-name="T91">Usager / passager</text:span> :</text:p>
      <text:p text:style-name="P57"/>
      <table:table table:name="Tableau19" table:style-name="Tableau19">
        <table:table-column table:style-name="Tableau19.A"/>
        <table:table-column table:style-name="Tableau19.B"/>
        <table:table-column table:style-name="Tableau19.C" table:number-columns-repeated="3"/>
        <table:table-column table:style-name="Tableau19.F"/>
        <table:table-row table:style-name="Tableau19.1">
          <table:table-cell table:style-name="Tableau19.A1" office:value-type="string">
            <text:p text:style-name="P82">Message vers <text:span text:style-name="T73">↗</text:span></text:p>
          </table:table-cell>
          <table:table-cell table:style-name="Tableau19.A1" office:value-type="string">
            <text:p text:style-name="P136">Usager / passager</text:p>
          </table:table-cell>
          <table:table-cell table:style-name="Tableau19.A1" office:value-type="string">
            <text:p text:style-name="P118">Interrupteur d’arrêt d’urgence</text:p>
          </table:table-cell>
          <table:table-cell table:style-name="Tableau19.A1" office:value-type="string">
            <text:p text:style-name="P135">Dispositif d’appel de l’ascenseur</text:p>
          </table:table-cell>
          <table:table-cell table:style-name="Tableau19.A1" office:value-type="string">
            <text:p text:style-name="P161">Pupitre de sélection d’étages à desservir</text:p>
          </table:table-cell>
          <table:table-cell table:style-name="Tableau19.F1" office:value-type="string">
            <text:p text:style-name="P136">SC asc.</text:p>
          </table:table-cell>
        </table:table-row>
        <table:table-row>
          <table:table-cell table:style-name="Tableau19.A2" office:value-type="string">
            <text:p text:style-name="P132">Usager / passager</text:p>
          </table:table-cell>
          <table:table-cell table:style-name="Tableau19.A2" office:value-type="string">
            <text:p text:style-name="P171">Ø</text:p>
          </table:table-cell>
          <table:table-cell table:style-name="Tableau19.A2" office:value-type="string">
            <text:list xml:id="list3327833997" text:style-name="L17">
              <text:list-item>
                <text:p text:style-name="P197">arrêter ascenseur</text:p>
              </text:list-item>
            </text:list>
          </table:table-cell>
          <table:table-cell table:style-name="Tableau19.A2" office:value-type="string">
            <text:list xml:id="list113254667629976" text:continue-numbering="true" text:style-name="L17">
              <text:list-item>
                <text:p text:style-name="P197">atteindre étage supérieur</text:p>
              </text:list-item>
              <text:list-item>
                <text:p text:style-name="P197">atteindre étage inférieur</text:p>
              </text:list-item>
            </text:list>
          </table:table-cell>
          <table:table-cell table:style-name="Tableau19.A2" office:value-type="string">
            <text:list xml:id="list113254343938280" text:continue-numbering="true" text:style-name="L17">
              <text:list-item>
                <text:p text:style-name="P197">atteindre étage n° x</text:p>
              </text:list-item>
            </text:list>
          </table:table-cell>
          <table:table-cell table:style-name="Tableau19.F2" office:value-type="string">
            <text:p text:style-name="P231">Ø</text:p>
          </table:table-cell>
        </table:table-row>
        <table:table-row>
          <table:table-cell table:style-name="Tableau19.A2" office:value-type="string">
            <text:p text:style-name="P117">Interrupteur d’arrêt d’urgence</text:p>
          </table:table-cell>
          <table:table-cell table:style-name="Tableau19.A2" office:value-type="string">
            <text:p text:style-name="P174">Ø</text:p>
          </table:table-cell>
          <table:table-cell table:style-name="Tableau19.A2" office:value-type="string">
            <text:p text:style-name="P174">Ø</text:p>
          </table:table-cell>
          <table:table-cell table:style-name="Tableau19.A2" office:value-type="string">
            <text:p text:style-name="P175">Ø</text:p>
          </table:table-cell>
          <table:table-cell table:style-name="Tableau19.A2" office:value-type="string">
            <text:p text:style-name="P175">Ø</text:p>
          </table:table-cell>
          <table:table-cell table:style-name="Tableau19.F2" office:value-type="string">
            <text:p text:style-name="P139"><text:span text:style-name="T76">Voir « </text:span><text:span text:style-name="T79">Interrupteur d’arrêt d’urgence</text:span><text:span text:style-name="T76"> »</text:span></text:p>
          </table:table-cell>
        </table:table-row>
        <table:table-row>
          <table:table-cell table:style-name="Tableau19.A2" office:value-type="string">
            <text:p text:style-name="P131">Dispositif d’appel de l’ascenseur</text:p>
          </table:table-cell>
          <table:table-cell table:style-name="Tableau19.A2" office:value-type="string">
            <text:p text:style-name="P232">Ø</text:p>
          </table:table-cell>
          <table:table-cell table:style-name="Tableau19.A2" office:value-type="string">
            <text:p text:style-name="P175">Ø</text:p>
          </table:table-cell>
          <table:table-cell table:style-name="Tableau19.A2" office:value-type="string">
            <text:p text:style-name="P175">Ø</text:p>
          </table:table-cell>
          <table:table-cell table:style-name="Tableau19.A2" office:value-type="string">
            <text:p text:style-name="P175">Ø</text:p>
          </table:table-cell>
          <table:table-cell table:style-name="Tableau19.F2" office:value-type="string">
            <text:p text:style-name="P139"><text:span text:style-name="T76">Voir « </text:span><text:span text:style-name="T80">Dispositif d’appel de l’ascenseur</text:span><text:span text:style-name="T76"> »</text:span></text:p>
          </table:table-cell>
        </table:table-row>
        <table:table-row>
          <table:table-cell table:style-name="Tableau19.A2" office:value-type="string">
            <text:p text:style-name="P156">Pupitre de sélection d’étages à desservir</text:p>
          </table:table-cell>
          <table:table-cell table:style-name="Tableau19.A2" office:value-type="string">
            <text:p text:style-name="P233">Ø</text:p>
          </table:table-cell>
          <table:table-cell table:style-name="Tableau19.A2" office:value-type="string">
            <text:p text:style-name="P181">Ø</text:p>
          </table:table-cell>
          <table:table-cell table:style-name="Tableau19.A2" office:value-type="string">
            <text:p text:style-name="P181">Ø</text:p>
          </table:table-cell>
          <table:table-cell table:style-name="Tableau19.A2" office:value-type="string">
            <text:p text:style-name="P181">Ø</text:p>
          </table:table-cell>
          <table:table-cell table:style-name="Tableau19.F2" office:value-type="string">
            <text:p text:style-name="P139"><text:span text:style-name="T76">Voir « </text:span><text:span text:style-name="T81">Pupitre de sélection d’étages à desservir</text:span><text:span text:style-name="T76"> »</text:span></text:p>
          </table:table-cell>
        </table:table-row>
        <table:table-row>
          <table:table-cell table:style-name="Tableau19.A2" office:value-type="string">
            <text:p text:style-name="P132">SC asc.</text:p>
          </table:table-cell>
          <table:table-cell table:style-name="Tableau19.A2" office:value-type="string">
            <text:p text:style-name="P234">Ø</text:p>
          </table:table-cell>
          <table:table-cell table:style-name="Tableau19.A2" office:value-type="string">
            <text:p text:style-name="P140"><text:span text:style-name="T95">v</text:span>oir « <text:span text:style-name="T94">Interrupteur d’arrêt d’urgence</text:span>»</text:p>
          </table:table-cell>
          <table:table-cell table:style-name="Tableau19.A2" office:value-type="string">
            <text:p text:style-name="P140"><text:span text:style-name="T95">v</text:span>oir « <text:span text:style-name="T48">Dispositif d’appel de l’ascenseur</text:span> »</text:p>
          </table:table-cell>
          <table:table-cell table:style-name="Tableau19.A2" office:value-type="string">
            <text:p text:style-name="P140"><text:span text:style-name="T95">v</text:span>oir « <text:span text:style-name="T49">Pupitre de sélection d’étages à desservir</text:span> »</text:p>
          </table:table-cell>
          <table:table-cell table:style-name="Tableau19.F2" office:value-type="string">
            <text:p text:style-name="P179">voir « Système de contrôle de l’ascenseur »</text:p>
          </table:table-cell>
        </table:table-row>
      </table:table>
      <text:p text:style-name="P28"/>
      <table:table table:name="Tableau20" table:style-name="Tableau20">
        <table:table-column table:style-name="Tableau20.A"/>
        <table:table-column table:style-name="Tableau20.B"/>
        <table:table-column table:style-name="Tableau20.C"/>
        <table:table-row>
          <table:table-cell table:style-name="Tableau20.A1" office:value-type="string">
            <text:p text:style-name="P116"/>
          </table:table-cell>
          <table:table-cell table:style-name="Tableau20.A1" office:value-type="string">
            <text:p text:style-name="P93">Etats</text:p>
          </table:table-cell>
          <table:table-cell table:style-name="Tableau20.C1" office:value-type="string">
            <text:p text:style-name="P105">Sorties</text:p>
          </table:table-cell>
        </table:table-row>
        <table:table-row>
          <table:table-cell table:style-name="Tableau20.A2" office:value-type="string">
            <text:p text:style-name="P159">Usager / passager</text:p>
          </table:table-cell>
          <table:table-cell table:style-name="Tableau20.A2" office:value-type="string">
            <text:list xml:id="list4169266869" text:style-name="L18">
              <text:list-item>
                <text:p text:style-name="P216">attente d’ascenseur descendant</text:p>
              </text:list-item>
              <text:list-item>
                <text:p text:style-name="P217">attente d’ascenseur montant</text:p>
              </text:list-item>
              <text:list-item>
                <text:p text:style-name="P217">en descente vers étage sélectionné</text:p>
              </text:list-item>
              <text:list-item>
                <text:p text:style-name="P217">en montée vers étage sélectionné</text:p>
              </text:list-item>
              <text:list-item>
                <text:p text:style-name="P217">stoppé en cabine</text:p>
              </text:list-item>
              <text:list-item>
                <text:p text:style-name="P215">en cabine</text:p>
              </text:list-item>
              <text:list-item>
                <text:p text:style-name="P215">sur palier</text:p>
              </text:list-item>
            </text:list>
          </table:table-cell>
          <table:table-cell table:style-name="Tableau20.C2" office:value-type="string">
            <text:list xml:id="list113255081384849" text:continue-numbering="true" text:style-name="L18">
              <text:list-header>
                <text:p text:style-name="P241">Ø</text:p>
              </text:list-header>
            </text:list>
          </table:table-cell>
        </table:table-row>
      </table:table>
      <text:p text:style-name="P28"/>
      <text:p text:style-name="P40"/>
      <text:p text:style-name="P126"><text:span text:style-name="T93">Système de contrôle de l’ascenseur [SC asc.]</text:span> :</text:p>
      <text:p text:style-name="P58"/>
      <table:table table:name="Tableau21" table:style-name="Tableau21">
        <table:table-column table:style-name="Tableau21.A"/>
        <table:table-column table:style-name="Tableau21.B"/>
        <table:table-row table:style-name="Tableau21.1">
          <table:table-cell table:style-name="Tableau21.A1" office:value-type="string">
            <text:p text:style-name="P83">Message vers <text:span text:style-name="T73">↗</text:span></text:p>
          </table:table-cell>
          <table:table-cell table:style-name="Tableau21.B1" office:value-type="string">
            <text:p text:style-name="P137">SC asc.</text:p>
          </table:table-cell>
        </table:table-row>
        <table:table-row>
          <table:table-cell table:style-name="Tableau21.A2" office:value-type="string">
            <text:p text:style-name="P133">SC asc.</text:p>
          </table:table-cell>
          <table:table-cell table:style-name="Tableau21.B2" office:value-type="string">
            <text:list xml:id="list1465388196" text:style-name="L19">
              <text:list-item>
                <text:p text:style-name="P198">attendre durant T sec.</text:p>
              </text:list-item>
              <text:list-item>
                <text:p text:style-name="P198">enregistrer demande de desserte à étage n° x</text:p>
              </text:list-item>
              <text:list-item>
                <text:p text:style-name="P201">statuer sur la prochaine desserte</text:p>
              </text:list-item>
              <text:list-item>
                <text:p text:style-name="P219"><text:span text:style-name="T83">s</text:span><text:span text:style-name="T76">atisfaire une demande de desserte à étage n° x</text:span></text:p>
              </text:list-item>
              <text:list-item>
                <text:p text:style-name="P202">attendre prochaine sollicitation</text:p>
              </text:list-item>
            </text:list>
          </table:table-cell>
        </table:table-row>
      </table:table>
      <text:p text:style-name="P29"/>
      <table:table table:name="Tableau22" table:style-name="Tableau22">
        <table:table-column table:style-name="Tableau22.A"/>
        <table:table-column table:style-name="Tableau22.B"/>
        <table:table-column table:style-name="Tableau22.C"/>
        <table:table-row>
          <table:table-cell table:style-name="Tableau22.A1" office:value-type="string">
            <text:p text:style-name="P119"/>
          </table:table-cell>
          <table:table-cell table:style-name="Tableau22.A1" office:value-type="string">
            <text:p text:style-name="P94">Etats</text:p>
          </table:table-cell>
          <table:table-cell table:style-name="Tableau22.C1" office:value-type="string">
            <text:p text:style-name="P106">Sorties</text:p>
          </table:table-cell>
        </table:table-row>
        <table:table-row>
          <table:table-cell table:style-name="Tableau22.A2" office:value-type="string">
            <text:p text:style-name="P134">SC asc.</text:p>
          </table:table-cell>
          <table:table-cell table:style-name="Tableau22.A2" office:value-type="string">
            <text:list xml:id="list2784059540" text:style-name="L20">
              <text:list-item>
                <text:p text:style-name="P220">en attente d’ordre de desserte</text:p>
              </text:list-item>
              <text:list-item>
                <text:p text:style-name="P221">desserte <text:span text:style-name="T96">d’un </text:span>étage</text:p>
              </text:list-item>
              <text:list-item>
                <text:p text:style-name="P221">départ <text:span text:style-name="T96">d’un </text:span>étage</text:p>
              </text:list-item>
              <text:list-item>
                <text:p text:style-name="P221">arrivée <text:span text:style-name="T96">à un </text:span>étage</text:p>
              </text:list-item>
              <text:list-item>
                <text:p text:style-name="P223">passage à un étage en montant</text:p>
              </text:list-item>
              <text:list-item>
                <text:p text:style-name="P223">passage à un étage en descendant</text:p>
              </text:list-item>
              <text:list-item>
                <text:p text:style-name="P221">arrêt forcé</text:p>
              </text:list-item>
              <text:list-item>
                <text:p text:style-name="P222">arrêt forcé <text:span text:style-name="T96">à un étage</text:span></text:p>
              </text:list-item>
              <text:list-item>
                <text:p text:style-name="P221">fin d’arrêt forcé</text:p>
              </text:list-item>
              <text:list-item>
                <text:p text:style-name="P223">fin d’arrêt forcé à un étage</text:p>
              </text:list-item>
            </text:list>
          </table:table-cell>
          <table:table-cell table:style-name="Tableau22.C2" office:value-type="string">
            <text:list xml:id="list113253562178622" text:continue-numbering="true" text:style-name="L20">
              <text:list-item>
                <text:p text:style-name="P199">fermer porte coulissante à l’étage n° x</text:p>
              </text:list-item>
              <text:list-item>
                <text:p text:style-name="P199">ouvrir porte coulissante à l’étage n° x</text:p>
              </text:list-item>
              <text:list-item>
                <text:p text:style-name="P199">réinitialiser dispositif d’appel de l’ascenseur à l’étage n°x</text:p>
              </text:list-item>
              <text:list-item>
                <text:p text:style-name="P199">réinitialiser liste d’attente de desserte d’étages</text:p>
              </text:list-item>
              <text:list-item>
                <text:p text:style-name="P199">désactiver dispositif d’appel de l’ascenseur à l’étage n°x</text:p>
              </text:list-item>
              <text:list-item>
                <text:p text:style-name="P199">désactiver pupitre de sélection d’étages</text:p>
              </text:list-item>
              <text:list-item>
                <text:p text:style-name="P199">activer dispositif d’appel de l’ascenseur à l’étage n°x</text:p>
              </text:list-item>
              <text:list-item>
                <text:p text:style-name="P199">activer pupitre de sélection d’étages</text:p>
              </text:list-item>
              <text:list-item>
                <text:p text:style-name="P203">monter</text:p>
              </text:list-item>
              <text:list-item>
                <text:p text:style-name="P218"><text:span text:style-name="T76">descen</text:span><text:span text:style-name="T82">dre</text:span></text:p>
              </text:list-item>
              <text:list-item>
                <text:p text:style-name="P203">arrêter</text:p>
              </text:list-item>
              <text:list-item>
                <text:p text:style-name="P203">arrêter en urgence</text:p>
              </text:list-item>
              <text:list-item>
                <text:p text:style-name="P200">signaler passage étage n° x</text:p>
              </text:list-item>
              <text:list-item>
                <text:p text:style-name="P188">signaler arrêt étage n° x</text:p>
              </text:list-item>
            </text:list>
          </table:table-cell>
        </table:table-row>
      </table:table>
      <text:p text:style-name="P29"/>
      <text:p text:style-name="P121"><text:span text:style-name="T84">Dynamique des composants</text:span> :</text:p>
      <text:p text:style-name="P21"/>
      <text:p text:style-name="P151">Moteur :</text:p>
      <text:p text:style-name="P151"><text:span text:style-name="T28"/></text:p>
      <text:p text:style-name="P151"><text:span text:style-name="T28"/></text:p>
      <text:p text:style-name="P152"><text:span text:style-name="T74">Capteur de passage d’étages</text:span> :</text:p>
      <text:p text:style-name="P152"><text:span text:style-name="T28"/></text:p>
      <text:p text:style-name="P152"><text:span text:style-name="T86">Porte coulissante</text:span> :</text:p>
      <text:p text:style-name="P152"><text:span text:style-name="T50"/></text:p>
      <text:p text:style-name="P152"><text:span text:style-name="T86">Avertisseur sonore d’arrêt / passage à un étage</text:span> :</text:p>
      <text:p text:style-name="P152"><text:span text:style-name="T28"/></text:p>
      <text:p text:style-name="P152"><text:span text:style-name="T87">Indicateur d’étages</text:span> :</text:p>
      <text:p text:style-name="P152"><text:span text:style-name="T28"/></text:p>
      <text:p text:style-name="P152"><text:span text:style-name="T87">Indicateur de direction de mouvement</text:span> :</text:p>
      <text:p text:style-name="P152"><text:span text:style-name="T51"/></text:p>
      <text:p text:style-name="P152"><text:span text:style-name="T90">Pupitre de sélection d’étages à desservir</text:span> :</text:p>
      <text:p text:style-name="P152"><text:span text:style-name="T28"/></text:p>
      <text:p text:style-name="P152"><text:span text:style-name="T89">Dispositif d’appel de l’ascenseur</text:span> :</text:p>
      <text:p text:style-name="P153"><text:span text:style-name="T52"/></text:p>
      <text:p text:style-name="P153"><text:span text:style-name="T89">Interrupteur d’arrêt d’urgence</text:span> :</text:p>
      <text:p text:style-name="P153"><text:span text:style-name="T28"/></text:p>
      <text:p text:style-name="P153"><text:span text:style-name="T91">Usager / passager</text:span> :</text:p>
      <text:p text:style-name="P153"><text:span text:style-name="T53"/></text:p>
      <text:p text:style-name="P153"><text:span text:style-name="T93">Système de contrôle de l’ascenseur [SC asc.]</text:span> :</text:p>
      <text:p text:style-name="P152"><text:span text:style-name="T28"/></text:p>
      <text:p text:style-name="P152"/>
      <text:p text:style-name="P122">Synthèse :</text:p>
      <text:p text:style-name="P12">Les communications <text:span text:style-name="T7">e</text:span>ntre chacun de ses composants <text:span text:style-name="T4">sont</text:span> ansi <text:span text:style-name="T4">organisé</text:span> :</text:p>
      <text:p text:style-name="P14">( ou bien : La communication E/S inter-composants)</text:p>
      <text:p text:style-name="P3"/>
      <text:p text:style-name="P10"><text:tab/>S<text:span text:style-name="T8">ystème de contr</text:span><text:span text:style-name="T9">ô</text:span><text:span text:style-name="T8">l</text:span><text:span text:style-name="T9">e</text:span><text:span text:style-name="T8"> → système opérationnel </text:span></text:p>
      <text:p text:style-name="P4">-<text:span text:style-name="T2">Le système de contrôle pourrat envoyer des ‘ordres’ au systèmes opérationnel selon un protocole très stricte.</text:span></text:p>
      <text:p text:style-name="P10">-Ce protocole permet la diffusion de quatres ordres : « Monter », « Descendre », « Arrêt au prochain <text:s text:c="2"/>étage » et « Arrêt d’urgence »</text:p>
      <text:p text:style-name="P4"/>
      <text:p text:style-name="P4"><text:tab/><text:span text:style-name="T10">Capteurs pour les requêtes utilisateurs → système de contrôle</text:span></text:p>
      <text:p text:style-name="P4">-<text:span text:style-name="T5">Les capteurs transmettront les requête au système de contrôle selon un protocole précis.</text:span></text:p>
      <text:p text:style-name="P4">-<text:span text:style-name="T5">Les requêtes qui traverse ce protocole auront deux syntaxes possibles : </text:span></text:p>
      <text:p text:style-name="P68"><text:tab/>soit : &lt;s-i&gt; </text:p>
      <text:p text:style-name="P68">où i représente l’étage, s ={m,d,a} représente respectivement si l’utilisateur est à l’extérieur de l’ascenseur à l’étage i et souhaite monter, si l’utilisateur est à l’extérieur de l’ascenseur à l’étage i <text:s/>et souhaite descendre, et si l’utilisateur est dans l’ascenseur est souhaite aller à l’étage i.</text:p>
      <text:p text:style-name="P5"><text:tab/><text:span text:style-name="T54">soit : &lt;AA&gt;</text:span></text:p>
      <text:p text:style-name="P69">AA représente une requête d’arrêt d’urgence (et donc aussi d’annulation d’arrêt d’urgence).</text:p>
      <text:p text:style-name="P4"><text:tab/></text:p>
      <text:p text:style-name="P4"><text:tab/><text:span text:style-name="T13">Capteurs pour le changement d’étage de l’ascenseur → système de contrôle</text:span></text:p>
      <text:p text:style-name="P4">-<text:span text:style-name="T6">A voir selon réponse cette aprèm.</text:span></text:p>
      <text:p text:style-name="P4"><text:tab/></text:p>
      <text:p text:style-name="P14">Organisations des E/S intra-composants :</text:p>
      <text:p text:style-name="P41"><text:tab/><text:span text:style-name="T11">Le système Opérationnel :</text:span></text:p>
      <text:p text:style-name="P3"><text:tab/>-L<text:span text:style-name="T27">ors de la réception d’un ordre, le système opérationnel devra être capable de faire exécuter cet ordre par l’environnement sur lequel il est déployer, ça pourrat être le moteur physique de l’ascenseur ou bien une simulation graphique de l’ascenseur.</text:span></text:p>
      <text:p text:style-name="P3"><text:tab/><text:span text:style-name="T12">Le système de Contrôle :</text:span></text:p>
      <text:p text:style-name="P3"><text:span text:style-name="T29"><text:tab/>-</text:span><text:span text:style-name="T30">Ce sytème est composé de deux entrées : une pour les requêtes utilisateurs, l’autre pour la notification du nouvel étage </text:span><text:span text:style-name="T31">de l’ascenseur</text:span><text:span text:style-name="T30">.</text:span></text:p>
      <text:p text:style-name="P3"><text:span text:style-name="T30"><text:tab/>-</text:span><text:span text:style-name="T32">Il devrat mettre à jour le modèle correpondant à la situation actuelle en fonction des messages reçu dans ses entrées. </text:span><text:span text:style-name="T33">( // Détailler le modèle ? Sinon &lt;=&gt; environnement)</text:span></text:p>
      <text:p text:style-name="P3"><text:span text:style-name="T32"><text:tab/>-</text:span><text:span text:style-name="T34">Calculer les ordres qu’il devrat envoyer au système opérationnel, et l’ordonnancement de ces ordres, </text:span><text:span text:style-name="T35">puis les envoyer.</text:span></text:p>
      <text:p text:style-name="P3"><text:span text:style-name="T35"><text:tab/></text:span><text:span text:style-name="T14">Les capteurs </text:span></text:p>
      <text:p text:style-name="P65"><text:tab/>-Les liens entre les détections des capteurs et les messages transmient au système de contrôle dépendent exclusivement de l’environnement de déploiement. Dans le cas d’un déploiement pour la production, les capteurs devront être capable d’interpréter le souhaits de l’utilisateur, le traduire via le protocole vu précédemment, et envoyer la reqûete au système de contrôle.</text:p>
      <text:p text:style-name="P6"><text:span text:style-name="T36"><text:tab/>-</text:span><text:span text:style-name="T37">Le cas du déploiement pour une simulation </text:span><text:span text:style-name="T38">graphique</text:span><text:span text:style-name="T37"> sera détaillé plus tard.</text:span></text:p>
      <text:p text:style-name="P66"/>
      <text:p text:style-name="P66"/>
      <text:p text:style-name="P6"><text:span text:style-name="T15">--</text:span><text:span text:style-name="T16">Cas d’une simulation g</text:span><text:span text:style-name="T17">raphique</text:span><text:span text:style-name="T16">:</text:span><text:span text:style-name="T36"> </text:span></text:p>
      <text:p text:style-name="P18">Description de l’environnement :</text:p>
      <text:p text:style-name="P18"/>
      <text:p text:style-name="P2"><text:span text:style-name="T1">L’</text:span>environnement <text:span text:style-name="T1">qui sera associé à la simulation</text:span> est <text:span text:style-name="T55">exactement le même que celui du cas général avec un détail en plus : </text:span></text:p>
      <text:p text:style-name="P70">- Une vue qui représentera l’ascenseur et tous les capteurs liés à son bon fonctionnement.</text:p>
      <text:p text:style-name="P2"/>
      <text:p text:style-name="P70"><text:soft-page-break/><text:s/>En effet simuler sur un environnement qui n’a aucun rapport avec celui de production n’aurai aucun sens.</text:p>
      <text:p text:style-name="P1"/>
      <text:p text:style-name="P13">Les communications <text:span text:style-name="T7">e</text:span>ntre chacun de ses composants <text:span text:style-name="T4">sont</text:span> ansi <text:span text:style-name="T4">organisé</text:span> :</text:p>
      <text:p text:style-name="P15">( ou bien : La communication E/S inter-composants)</text:p>
      <text:p text:style-name="P15"/>
      <text:p text:style-name="P30"><text:span text:style-name="T28"><text:tab/></text:span>Système de contr<text:span text:style-name="T3">ô</text:span>l<text:span text:style-name="T3">e</text:span> → système opérationnel </text:p>
      <text:p text:style-name="P43">Cette communication <text:span text:style-name="T56">sera</text:span> identique <text:span text:style-name="T56">à celle du cas général.</text:span></text:p>
      <text:p text:style-name="P44"><text:tab/><text:span text:style-name="T10">Capteurs pour les requêtes utilisateurs → système de contrôle</text:span></text:p>
      <text:p text:style-name="P45">Cette communication sera identique à celle du cas général.</text:p>
      <text:p text:style-name="P45"><text:tab/><text:span text:style-name="T13">Capteurs pour le changement d’étage de l’ascenseur → système de contrôle</text:span></text:p>
      <text:p text:style-name="P67">Cette communication sera identique à celle du cas général.</text:p>
      <text:p text:style-name="P67"/>
      <text:p text:style-name="P67"><text:tab/>Cependant des communications sont rajouté<text:span text:style-name="T64">e</text:span>s / <text:span text:style-name="T64">modifiées</text:span> :</text:p>
      <text:p text:style-name="P67"><text:tab/><text:span text:style-name="T8">Système Opérationnel → Vue</text:span></text:p>
      <text:p text:style-name="P59">Pour simuler le comportement de l’ascenseur <text:span text:style-name="T57">sur la vue </text:span>le système opérationnel devra communiquer avec <text:span text:style-name="T58">elle</text:span>. <text:span text:style-name="T59">La vue devrat donc proposer une interface qui permettra a un système opérationnel de la modifier.</text:span></text:p>
      <text:p text:style-name="P59"><text:tab/><text:span text:style-name="T18">Capteurs reqûetes utilisateur → Système de contrôle</text:span></text:p>
      <text:p text:style-name="P61"><text:span text:style-name="T61">Le rôle des capteurs sera interprété par des </text:span>boutons. <text:span text:style-name="T61">Ces boutons devront être capable de répondre aux besoins que devaient remplir les capteurs dans le cas général.</text:span></text:p>
      <text:p text:style-name="P62">Il pourront a<text:span text:style-name="T62">u</text:span>ssi avoir un comportement spécifique <text:span text:style-name="T62">lors du clique</text:span> si nécessaire.</text:p>
      <text:p text:style-name="P62"><text:tab/></text:p>
      <text:p text:style-name="P60"><text:span text:style-name="T60"><text:tab/></text:span><text:span text:style-name="T18">Capteur </text:span><text:span text:style-name="T19">changement d’étage</text:span><text:span text:style-name="T18"> → Système de contrôle</text:span></text:p>
      <text:p text:style-name="P63">La vue <text:span text:style-name="T63">simule ce capteur, et devrat donc faire correspondre les changements d’étages sur la simulation avec une notification envoyée au système de contrôle.</text:span></text:p>
      <text:p text:style-name="P63"/>
      <text:p text:style-name="P16">Organisations des E/S intra-composants :</text:p>
      <text:p text:style-name="P42"><text:tab/><text:span text:style-name="T11">Le système Opérationnel :</text:span></text:p>
      <text:p text:style-name="P7"><text:tab/>-<text:span text:style-name="T65">L’organisation est la même que celle du cas général ; au lieu d’intéragir avec le moteur, il intéragira avec la vue.</text:span></text:p>
      <text:p text:style-name="P7"><text:tab/><text:span text:style-name="T12">Le système de Contrôle :</text:span></text:p>
      <text:p text:style-name="P7"><text:span text:style-name="T29"><text:tab/></text:span><text:span text:style-name="T35">-</text:span><text:span text:style-name="T39">Le système de contrôle </text:span><text:span text:style-name="T40">agira</text:span><text:span text:style-name="T41">t</text:span><text:span text:style-name="T40"> exactement de la même manière</text:span></text:p>
      <text:p text:style-name="P8"><text:span text:style-name="T35"><text:tab/></text:span><text:span text:style-name="T20">La vue :</text:span></text:p>
      <text:p text:style-name="P8"><text:span text:style-name="T20"><text:tab/><text:tab/>Les capteurs pour les requêtes utilisateur</text:span><text:span text:style-name="T21">s </text:span><text:span text:style-name="T35">:</text:span></text:p>
      <text:p text:style-name="P9"><text:span text:style-name="T35"><text:tab/><text:tab/></text:span><text:span text:style-name="T42">Pour rappel, ces capteurs sont représentés par des bouttons. </text:span><text:span text:style-name="T43">Ces bouttons devront être capable de transmettre un message </text:span><text:span text:style-name="T44">respectant le protocole de communication</text:span><text:span text:style-name="T43"> en fonction de ce qu’ils représentent dans la vue. </text:span></text:p>
      <text:p text:style-name="P11"><text:tab/><text:tab/><text:span text:style-name="T66">Le capteur pour le changement d’ étage :</text:span></text:p>
      <text:p text:style-name="P64"><text:tab/><text:tab/><text:span text:style-name="T66">La vue devrat détecter par ses propres moyens et notifier le système de contrôle.</text:span></text:p>
      <text:p text:style-name="P46"><text:span text:style-name="T14"><text:tab/><text:tab/></text:span><text:span text:style-name="T22">L’ascenseur :</text:span></text:p>
      <text:p text:style-name="P47"><text:tab/><text:tab/>La vue devrat traduire les instructions reçu par le système opérationnel associé pour une simulation cohér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ejaVu Sans"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9T11:56:31.887779499</meta:creation-date>
    <dc:date>2019-10-14T10:02:49.262502839</dc:date>
    <meta:editing-duration>PT4H18M10S</meta:editing-duration>
    <meta:editing-cycles>177</meta:editing-cycles>
    <meta:generator>LibreOffice/6.0.7.3$Linux_X86_64 LibreOffice_project/00m0$Build-3</meta:generator>
    <meta:document-statistic meta:table-count="22" meta:image-count="0" meta:object-count="0" meta:page-count="10" meta:paragraph-count="356" meta:word-count="2940" meta:character-count="17313" meta:non-whitespace-character-count="14793"/>
  </office:meta>
</office:document-meta>
</file>

<file path=VersionList.xml><?xml version="1.0" encoding="utf-8"?>
<VL:version-list xmlns:dc="http://purl.org/dc/elements/1.1/" xmlns:VL="http://openoffice.org/2001/versions-list">
  <VL:version-entry VL:title="Version1" VL:comment="Palacios Franck" VL:creator="" dc:date-time="2019-10-11T05:46:51"/>
</VL:version-list>
</file>